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606cm"/>
    </style:style>
    <style:style style:name="co2" style:family="table-column">
      <style:table-column-properties fo:break-before="auto" style:column-width="24.64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s_paper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duplic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32744ac484e91989497a2c1aa167ec73e3c60ef</text:p>
          </table:table-cell>
          <table:table-cell office:value-type="string" calcext:value-type="string">
            <text:p>3D Scanning: A Comprehensive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c17e17f32339618024ea03c3296e0ea4c6e92b</text:p>
          </table:table-cell>
          <table:table-cell office:value-type="string" calcext:value-type="string">
            <text:p>A brief review of equatorial ionization anomaly and ionospheric irregularitie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2c5d8db643d7a591b26f4acc91214a8e034102</text:p>
          </table:table-cell>
          <table:table-cell office:value-type="string" calcext:value-type="string">
            <text:p>A Case Study of Spectral Signature Detection in Multimodal and Outlier-Contaminated Scen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9c3f835e32af19621db1f3737ef5e246a192400</text:p>
          </table:table-cell>
          <table:table-cell office:value-type="string" calcext:value-type="string">
            <text:p>A Comparative Study of Local Outlier Factor Algorithms for Outliers Detection in Data Stream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a6d5f3866372a4506cf15773ae298f18c3f453</text:p>
          </table:table-cell>
          <table:table-cell office:value-type="string" calcext:value-type="string">
            <text:p>A comprehensive survey of anomaly detection techniques for high dimensional big data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1f5fa100bb9acae50d44003340a4419637c3e55</text:p>
          </table:table-cell>
          <table:table-cell office:value-type="string" calcext:value-type="string">
            <text:p>A comprehensive survey of numeric and symbolic outlier mining technique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49ead3d3cdb3a59d1cbbc0aa1eadb109795bf59</text:p>
          </table:table-cell>
          <table:table-cell office:value-type="string" calcext:value-type="string">
            <text:p>A comprehensive survey of numeric and symbolic outlier mining technique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949ead3d3cdb3a59d1cbbc0aa1eadb109795bf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f69d451db9c67718bc42d315532e78d2e822f6d</text:p>
          </table:table-cell>
          <table:table-cell office:value-type="string" calcext:value-type="string">
            <text:p>A Comprehensive Survey on Anomaly-Based Intrusion Detection in MANET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5067cc8153b7e6270797fffaefc5c9cefdfe515</text:p>
          </table:table-cell>
          <table:table-cell office:value-type="string" calcext:value-type="string">
            <text:p>A Comprehensive Survey on Graph Anomaly Detection with Deep Learning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8a103da4bfc281a811b03099e1c39751722a8c</text:p>
          </table:table-cell>
          <table:table-cell office:value-type="string" calcext:value-type="string">
            <text:p>A comprehensive survey on network anomaly detec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8a103da4bfc281a811b03099e1c39751722a8c</text:p>
          </table:table-cell>
          <table:table-cell office:value-type="string" calcext:value-type="string">
            <text:p>A comprehensive survey on network anomaly detec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6bb7a0bcb442135450b66399b7b35196f809a51</text:p>
          </table:table-cell>
          <table:table-cell office:value-type="string" calcext:value-type="string">
            <text:p>A Comprehensive Survey on Outlier Detection Method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379fb2e6cbdb51ea8d2d5265533aa0dd9c87dcd</text:p>
          </table:table-cell>
          <table:table-cell office:value-type="string" calcext:value-type="string">
            <text:p>A Critical Review on Outlier Detection Techniqu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a45159d31b1733b43d6de734109c3f7c08f83b9</text:p>
          </table:table-cell>
          <table:table-cell office:value-type="string" calcext:value-type="string">
            <text:p>A holistic review of Network Anomaly Detection Systems: A comprehensive surve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a45159d31b1733b43d6de734109c3f7c08f83b9</text:p>
          </table:table-cell>
          <table:table-cell office:value-type="string" calcext:value-type="string">
            <text:p>A holistic review of Network Anomaly Detection Systems: A comprehensive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b0a7a6c8fb26e32b9206847e78d521a2cd5900</text:p>
          </table:table-cell>
          <table:table-cell office:value-type="string" calcext:value-type="string">
            <text:p>A literature review on one-class classification and its potential applications in big data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77f9b11db2510183255e7de39ddc7ff563fa41d</text:p>
          </table:table-cell>
          <table:table-cell office:value-type="string" calcext:value-type="string">
            <text:p>A national estimate of the birth prevalence of congenital anomalies in India: systematic review and meta-analysi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dbd3042fb75e250c27a5140c6e0ee37e62d4394</text:p>
          </table:table-cell>
          <table:table-cell office:value-type="string" calcext:value-type="string">
            <text:p>A Review and Analysis of Outlier Detection Algorithm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d8c6e64ed75fe08d1c4b7e61cf30c45c27d8d80</text:p>
          </table:table-cell>
          <table:table-cell office:value-type="string" calcext:value-type="string">
            <text:p>A REVIEW AND EMPIRICAL COMPARISON OF UNIVARIATE OUTLIER DETECTION METHOD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c21441e384c32bea9680648417e91884b7aaff4</text:p>
          </table:table-cell>
          <table:table-cell office:value-type="string" calcext:value-type="string">
            <text:p>A Review of Anomaly based Intrusion Detection System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6f078dfce27a22e9fd5c4ae12a664c0e790bfac</text:p>
          </table:table-cell>
          <table:table-cell office:value-type="string" calcext:value-type="string">
            <text:p>A Review of Anomaly Detection in Automated Surveillance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6379b5e0906fd70126776d686f87ccec1fac84</text:p>
          </table:table-cell>
          <table:table-cell office:value-type="string" calcext:value-type="string">
            <text:p>A Review of Anomaly Detection Systems in Cloud Networks and Survey of Cloud Security Measures in Cloud Storage Application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2f5ea4937ab1d9fc0f11b2e20b1d123ce743fa</text:p>
          </table:table-cell>
          <table:table-cell office:value-type="string" calcext:value-type="string">
            <text:p>A Review of Approaches for the Detection and Treatment of Outliers in Processing Wind Turbine and Wind Farm Measurement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1533305207159542cb08f5e00fad41e6352b82</text:p>
          </table:table-cell>
          <table:table-cell office:value-type="string" calcext:value-type="string">
            <text:p>A review of ENSO theorie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49b9b3fe04fe260731a3c74d2123bf6eaadf5b</text:p>
          </table:table-cell>
          <table:table-cell office:value-type="string" calcext:value-type="string">
            <text:p>A Review of Local Outlier Factor Algorithms for Outlier Detection in Big Data Stream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ac268e01575c2e44008c1aca04ecd0a80726a1</text:p>
          </table:table-cell>
          <table:table-cell office:value-type="string" calcext:value-type="string">
            <text:p>A Review of Machine Learning based Anomaly Detection Technique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405d078ac84a28c9fc3c851fc7cdc8ac80ec95d</text:p>
          </table:table-cell>
          <table:table-cell office:value-type="string" calcext:value-type="string">
            <text:p>A Review of Outlier Prediction Techniques in Data Mining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6d5632784f00d9fba7b3ae4e0c0ee880a4511a</text:p>
          </table:table-cell>
          <table:table-cell office:value-type="string" calcext:value-type="string">
            <text:p>A Review of SCADA Anomaly Detection System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5a8500266681f6907b721c97dfa2d283e35b574</text:p>
          </table:table-cell>
          <table:table-cell office:value-type="string" calcext:value-type="string">
            <text:p>A Review Of Some Robust Data Analysis And Multiple Outlier Detection Procedur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469f92dbce67ec4444d094e818eeebaaed3d8d5</text:p>
          </table:table-cell>
          <table:table-cell office:value-type="string" calcext:value-type="string">
            <text:p>A review of statistical outlier method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b6e32110d161c3d6f42e4b2fc85da9c6c58533d</text:p>
          </table:table-cell>
          <table:table-cell office:value-type="string" calcext:value-type="string">
            <text:p>A Review of various statestical methods for Outlier Detect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8a269947f9ecb800d940ee11d86006be39ba4d9</text:p>
          </table:table-cell>
          <table:table-cell office:value-type="string" calcext:value-type="string">
            <text:p>A Review on Clustering and Outlier Analysis Techniques in Datamining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6a93134fdbcb74de18d222d17fec177d32d363</text:p>
          </table:table-cell>
          <table:table-cell office:value-type="string" calcext:value-type="string">
            <text:p>A Review on Data Preprocessing Techniques Toward Efficient and Reliable Knowledge Discovery From Building Operational Data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f39cdfb273311e0cc1f57628fde9e8787b33b7</text:p>
          </table:table-cell>
          <table:table-cell office:value-type="string" calcext:value-type="string">
            <text:p>A review on outlier detection techniques on data stream by using different approaches of K-Means algorithm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29173b6033ce240e0b5930379417f703d0e38fe</text:p>
          </table:table-cell>
          <table:table-cell office:value-type="string" calcext:value-type="string">
            <text:p>A Review on Outlier/Anomaly Detection in Time Series Data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29173b6033ce240e0b5930379417f703d0e38fe</text:p>
          </table:table-cell>
          <table:table-cell office:value-type="string" calcext:value-type="string">
            <text:p>A Review on Outlier/Anomaly Detection in Time Series Data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8d3d8ec9c17949428bf158e7aef838d1512e973</text:p>
          </table:table-cell>
          <table:table-cell office:value-type="string" calcext:value-type="string">
            <text:p>A review on type-2 fuzzy neural networks for system identificat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5c9115da58f58001d7ebbdb5b974424b1c21a5d</text:p>
          </table:table-cell>
          <table:table-cell office:value-type="string" calcext:value-type="string">
            <text:p>A Survey : Outlier Detection in Streaming Data Using Clustering Approached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9ed9b614294388dfa88e23b8bb6110e462c3aa</text:p>
          </table:table-cell>
          <table:table-cell office:value-type="string" calcext:value-type="string">
            <text:p>A survey and classification of the security anomaly detection mechanisms in software defined network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d751c46443493d8a89b8905600a0544d0da9e0</text:p>
          </table:table-cell>
          <table:table-cell office:value-type="string" calcext:value-type="string">
            <text:p>A survey for different approaches of Outlier Detection in data mining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38c419f7475625745b57e95acf682c04bcd7ff</text:p>
          </table:table-cell>
          <table:table-cell office:value-type="string" calcext:value-type="string">
            <text:p>A Survey of Anomaly Detection Approaches in Internet of Thing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9920d52c6ccbf8a67733cf85c22dfa961f1053</text:p>
          </table:table-cell>
          <table:table-cell office:value-type="string" calcext:value-type="string">
            <text:p>A Survey of Anomaly Detection for Connected Vehicle Cybersecurity and Safet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2f43b69f719842a9b6871b8fb3ad2f8bb38d169</text:p>
          </table:table-cell>
          <table:table-cell office:value-type="string" calcext:value-type="string">
            <text:p>A Survey of Anomaly Detection in Industrial Wireless Sensor Networks with Critical Water System Infrastructure as a Case Stud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b55d69c4b5f9a371f04944453283ed36ddb90ce</text:p>
          </table:table-cell>
          <table:table-cell office:value-type="string" calcext:value-type="string">
            <text:p>A survey of anomaly detection techniques in financial domai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b4c7576eda4e56249b24ac3b703e410b47848b</text:p>
          </table:table-cell>
          <table:table-cell office:value-type="string" calcext:value-type="string">
            <text:p>A survey of anomaly intrusion detection techniqu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885782689d2530ef79d8d4b7575147893eb36a2</text:p>
          </table:table-cell>
          <table:table-cell office:value-type="string" calcext:value-type="string">
            <text:p>A survey of data mining and social network analysis based anomaly detection techniqu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05d856f4502c2ddd234b8c61bbbe1fc22af3ef</text:p>
          </table:table-cell>
          <table:table-cell office:value-type="string" calcext:value-type="string">
            <text:p>A survey of deep learning-based network anomaly detec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925a374d23127cc58027b4437a3f1dea8f02844</text:p>
          </table:table-cell>
          <table:table-cell office:value-type="string" calcext:value-type="string">
            <text:p>A Survey of Distance and Similarity Measures Used Within Network Intrusion Anomaly Detec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925a374d23127cc58027b4437a3f1dea8f02844</text:p>
          </table:table-cell>
          <table:table-cell office:value-type="string" calcext:value-type="string">
            <text:p>A Survey of Distance and Similarity Measures Used Within Network Intrusion Anomaly Detec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0a37b2a682995a0c5f2d6927d5296d8e9c4684c</text:p>
          </table:table-cell>
          <table:table-cell office:value-type="string" calcext:value-type="string">
            <text:p>A survey of machine learning methods applied to anomaly detection on drinking-water quality data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eb2320ff1e1a109d9c8bf0d53b3edc370d4cea6</text:p>
          </table:table-cell>
          <table:table-cell office:value-type="string" calcext:value-type="string">
            <text:p>A survey of network anomaly detection techniqu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51dc5c6d2ef3eb6788403fe0ca7685ae89209bc</text:p>
          </table:table-cell>
          <table:table-cell office:value-type="string" calcext:value-type="string">
            <text:p>A survey of network anomaly visualiza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b7d8ede56d077eb5dcbc25bbe1d95999341060</text:p>
          </table:table-cell>
          <table:table-cell office:value-type="string" calcext:value-type="string">
            <text:p>A survey of outlier detection algorithms for data stream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aae6b385cd9296eddf9d10f548e01047f293839</text:p>
          </table:table-cell>
          <table:table-cell office:value-type="string" calcext:value-type="string">
            <text:p>A SURVEY OF OUTLIER DETECTION IN DATA MINING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6d97dbd38393b0c3bce95fde0545f5866be7826</text:p>
          </table:table-cell>
          <table:table-cell office:value-type="string" calcext:value-type="string">
            <text:p>A survey of outlier detection in high dimensional data stream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de5b8ac38c8e6baaf86b1721a164d3c33477fd2</text:p>
          </table:table-cell>
          <table:table-cell office:value-type="string" calcext:value-type="string">
            <text:p>A Survey of Outlier Detection Methodologie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f26e1085ac3b038f47d4d1945ebda45d5e57fb</text:p>
          </table:table-cell>
          <table:table-cell office:value-type="string" calcext:value-type="string">
            <text:p>A Survey of Outlier Detection Methodologies</text:p>
          </table:table-cell>
          <table:table-cell office:value-type="string" calcext:value-type="string">
            <text:p>outlier+review</text:p>
          </table:table-cell>
          <table:table-cell office:value-type="string" calcext:value-type="string">
            <text:p>bde5b8ac38c8e6baaf86b1721a164d3c33477fd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f26e1085ac3b038f47d4d1945ebda45d5e57fb</text:p>
          </table:table-cell>
          <table:table-cell office:value-type="string" calcext:value-type="string">
            <text:p>A Survey of Outlier Detection Methodologies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bde5b8ac38c8e6baaf86b1721a164d3c33477fd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daf1666b24552876330810a4602f8f3743de90b</text:p>
          </table:table-cell>
          <table:table-cell office:value-type="string" calcext:value-type="string">
            <text:p>A Survey of Outlier Detection Methodologies and Their Application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83a6c77e61a38ada308992cc579c8cd49ee16f4</text:p>
          </table:table-cell>
          <table:table-cell office:value-type="string" calcext:value-type="string">
            <text:p>A Survey of Outlier Detection Methods in Network Anomaly Identifica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83a6c77e61a38ada308992cc579c8cd49ee16f4</text:p>
          </table:table-cell>
          <table:table-cell office:value-type="string" calcext:value-type="string">
            <text:p>A Survey of Outlier Detection Methods in Network Anomaly Identifica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2bcdd6e136ae08cea955e6c9c3ed716a98326c</text:p>
          </table:table-cell>
          <table:table-cell office:value-type="string" calcext:value-type="string">
            <text:p>A Survey of Outlier Detection Techniques in IoT: Review and Classificat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2bcdd6e136ae08cea955e6c9c3ed716a98326c</text:p>
          </table:table-cell>
          <table:table-cell office:value-type="string" calcext:value-type="string">
            <text:p>A Survey of Outlier Detection Techniques in IoT: Review and Classifica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f3861590d3800c754503a29d5585cfc271724b8</text:p>
          </table:table-cell>
          <table:table-cell office:value-type="string" calcext:value-type="string">
            <text:p>A Survey of Physics-Based Attack Detection in Cyber-Physical System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e2422587d780efcd5fd1359b1d7b6588de9582</text:p>
          </table:table-cell>
          <table:table-cell office:value-type="string" calcext:value-type="string">
            <text:p>A survey of rare epigenetic variation in 23,116 human genomes identifies disease-relevant epivariations and novel CGG expansion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e5150bcb2f516c4482b11bfbe579ac928d5978</text:p>
          </table:table-cell>
          <table:table-cell office:value-type="string" calcext:value-type="string">
            <text:p>A survey of research on anomaly detection for time seri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2d0ef096d3b39bb83a344393522360aaf69d694</text:p>
          </table:table-cell>
          <table:table-cell office:value-type="string" calcext:value-type="string">
            <text:p>A Survey of Single-Scene Video Anomaly Detec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38d50100fe392ae705a0e5f7d9b47ca1dad3eea</text:p>
          </table:table-cell>
          <table:table-cell office:value-type="string" calcext:value-type="string">
            <text:p>A survey of video datasets for anomaly detection in automated surveillance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b70dd06208e9bc2763caf9f7297cdc6cf70f81</text:p>
          </table:table-cell>
          <table:table-cell office:value-type="string" calcext:value-type="string">
            <text:p>A Survey of Visualization Tools Assessed for Anomaly-Based Intrusion Detection Analysi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d7b1e32a3c8bb8cf4f51f4c0561146c437bc766</text:p>
          </table:table-cell>
          <table:table-cell office:value-type="string" calcext:value-type="string">
            <text:p>A Survey on Anomaly Based Host Intrusion Detection System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cb4631cead2219da5eb74b19966146509869864</text:p>
          </table:table-cell>
          <table:table-cell office:value-type="string" calcext:value-type="string">
            <text:p>A survey on anomaly based intrusion detection system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4a7897cf8542b097d7ceff6e9daa6d97b4ad952</text:p>
          </table:table-cell>
          <table:table-cell office:value-type="string" calcext:value-type="string">
            <text:p>A Survey on Anomaly Detection for Technical Systems using LSTM Network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ea10fedc0f550aa05dbb419825c1c17d2e6950f</text:p>
          </table:table-cell>
          <table:table-cell office:value-type="string" calcext:value-type="string">
            <text:p>A Survey on Anomaly detection in Evolving Data: [with Application to Forest Fire Risk Prediction]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8647b9074723d4e6dbe33a77448438812865af</text:p>
          </table:table-cell>
          <table:table-cell office:value-type="string" calcext:value-type="string">
            <text:p>A SURVEY ON ANOMALY DETECTION METHODS FOR AD HOC NETWORK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d12a131c03ebe3f67cca589b7af631022d7b74d</text:p>
          </table:table-cell>
          <table:table-cell office:value-type="string" calcext:value-type="string">
            <text:p>A Survey on Anomaly Detection of Botnet in Network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5f98ca65ef89ab7fba1d29c2193cff72cd3f9</text:p>
          </table:table-cell>
          <table:table-cell office:value-type="string" calcext:value-type="string">
            <text:p>A Survey on Anomaly Detection, Life Prediction and Maintenance Decision for Industrial Process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ca766d2c91e5895c80d9a289cb9b4ccd4a2b51</text:p>
          </table:table-cell>
          <table:table-cell office:value-type="string" calcext:value-type="string">
            <text:p>A Survey on Association Rule Mining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cf5aec66b31f7650042fa22be6932dc54711a83</text:p>
          </table:table-cell>
          <table:table-cell office:value-type="string" calcext:value-type="string">
            <text:p>A Survey on Big Data for Network Traffic Monitoring and Analysi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d21e628ae13a70d61e90e61ed20481803513401</text:p>
          </table:table-cell>
          <table:table-cell office:value-type="string" calcext:value-type="string">
            <text:p>A Survey on Blockchain Anomaly Detection Using Data Mining Techniqu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6e6a9342565b34cce59a0f2b865b03879b1b99f</text:p>
          </table:table-cell>
          <table:table-cell office:value-type="string" calcext:value-type="string">
            <text:p>A Survey on Cluster Based Outlier Detection Techniques in Data Stream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8f861693fbcb52f9bf1c6709f0d59d7ec28d759</text:p>
          </table:table-cell>
          <table:table-cell office:value-type="string" calcext:value-type="string">
            <text:p>A Survey on Deep Learning Techniques for Video Anomaly Detec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3d8f9abb16fda716608b12971c3e2119583df5</text:p>
          </table:table-cell>
          <table:table-cell office:value-type="string" calcext:value-type="string">
            <text:p>A Survey on Different Graph Based Anomaly Detection Techniqu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bdd74925d662a78efdf130d953dff97a131d12a</text:p>
          </table:table-cell>
          <table:table-cell office:value-type="string" calcext:value-type="string">
            <text:p>A Survey on GANs for Anomaly Detec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555b55e0c7c57f01323bad931d21646b2588a25</text:p>
          </table:table-cell>
          <table:table-cell office:value-type="string" calcext:value-type="string">
            <text:p>A Survey on Log Anomaly Detection using Deep Learning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f5a2a9daa38c38dd3768cb3686062ee3addf91e</text:p>
          </table:table-cell>
          <table:table-cell office:value-type="string" calcext:value-type="string">
            <text:p>A survey on machine learning and outlier detection technique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01fd05e49c53764fc0883af1f057e5dc7eaa574</text:p>
          </table:table-cell>
          <table:table-cell office:value-type="string" calcext:value-type="string">
            <text:p>A Survey on Mixed-Attribute Outlier Detection Method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cd9214579b20a2a709554321e9c6cfacf0b0a54</text:p>
          </table:table-cell>
          <table:table-cell office:value-type="string" calcext:value-type="string">
            <text:p>A Survey on Outlier Detection in Financial Transaction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d326c44ef6752605ee8004e7df3e439392fc834</text:p>
          </table:table-cell>
          <table:table-cell office:value-type="string" calcext:value-type="string">
            <text:p>A survey on outlier detection in Internet of Things big data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d326c44ef6752605ee8004e7df3e439392fc834</text:p>
          </table:table-cell>
          <table:table-cell office:value-type="string" calcext:value-type="string">
            <text:p>A survey on outlier detection in Internet of Things big data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f6442951c51c2ff2541e0252d7110fbd1591be</text:p>
          </table:table-cell>
          <table:table-cell office:value-type="string" calcext:value-type="string">
            <text:p>A Survey on Outlier Detection in the Context of Stream Mining: Review of Existing Approaches and Recommadation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f6442951c51c2ff2541e0252d7110fbd1591be</text:p>
          </table:table-cell>
          <table:table-cell office:value-type="string" calcext:value-type="string">
            <text:p>A Survey on Outlier Detection in the Context of Stream Mining: Review of Existing Approaches and Recommadation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62538d4b9203e6afc91f82c325ee5b7fcfbe93a</text:p>
          </table:table-cell>
          <table:table-cell office:value-type="string" calcext:value-type="string">
            <text:p>A Survey on Outlier Detection Method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59d21394435103ca62d23955f9bb99edda5e878</text:p>
          </table:table-cell>
          <table:table-cell office:value-type="string" calcext:value-type="string">
            <text:p>A Survey on Outlier Detection Method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b35a683cc2b561877c3954dc790176d9b0418e</text:p>
          </table:table-cell>
          <table:table-cell office:value-type="string" calcext:value-type="string">
            <text:p>A Survey On Outlier Detection Technique In Streaming Data Using Data Clustering Approach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63e77593b9c3abed4d83348e2dc898a0bd9e850</text:p>
          </table:table-cell>
          <table:table-cell office:value-type="string" calcext:value-type="string">
            <text:p>A Survey on Outlier Detection Techniques for Credit Card Fraud Detec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96134e08d39c17b13344e773a78a2649206f22a</text:p>
          </table:table-cell>
          <table:table-cell office:value-type="string" calcext:value-type="string">
            <text:p>A survey on outlier explanation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96134e08d39c17b13344e773a78a2649206f22a</text:p>
          </table:table-cell>
          <table:table-cell office:value-type="string" calcext:value-type="string">
            <text:p>A survey on outlier explanation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212e42e73bcc61e861428f32bf1180e81f3d049</text:p>
          </table:table-cell>
          <table:table-cell office:value-type="string" calcext:value-type="string">
            <text:p>A Survey on Social Media Anomaly Detec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212e42e73bcc61e861428f32bf1180e81f3d049</text:p>
          </table:table-cell>
          <table:table-cell office:value-type="string" calcext:value-type="string">
            <text:p>A Survey on Social Media Anomaly Detec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65fc8f5e7329f0476bc7280f0ef6b91a8c8484b</text:p>
          </table:table-cell>
          <table:table-cell office:value-type="string" calcext:value-type="string">
            <text:p>A survey on unsupervised outlier detection in high‐dimensional numerical data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e8b9f6f2a24e0db9131c9a247b2ef514accec37</text:p>
          </table:table-cell>
          <table:table-cell office:value-type="string" calcext:value-type="string">
            <text:p>A Survey on Urban Traffic Anomalies Detection Algorithm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a152e021b84cf5768812a16c4bbf388702deadb</text:p>
          </table:table-cell>
          <table:table-cell office:value-type="string" calcext:value-type="string">
            <text:p>A Systematic Literature Review on Outlier Detection in Wireless Sensor Network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1113b1ccc39387269df850db5a1cbc9af0c0629</text:p>
          </table:table-cell>
          <table:table-cell office:value-type="string" calcext:value-type="string">
            <text:p>A Systematic Review and Meta-Analysis of Cognitive-Behavioral Therapy for Anxiety in Youth with High-Functioning Autism Spectrum Disorder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15b7f471499a9f02fcb7f578d2fe7d9b609a68</text:p>
          </table:table-cell>
          <table:table-cell office:value-type="string" calcext:value-type="string">
            <text:p>A systematic review of research on educational leadership and management in South Africa: mapping knowledge production in a developing society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8c577ef06fb2d01904474f1ef34695db945a6f</text:p>
          </table:table-cell>
          <table:table-cell office:value-type="string" calcext:value-type="string">
            <text:p>A Systematic Review of the Energy Cost and Metabolic Intensity of Yoga.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b153cc2c7f5ea9f307f12ea945a5e9196ee5c52</text:p>
          </table:table-cell>
          <table:table-cell office:value-type="string" calcext:value-type="string">
            <text:p>A Unified Survey on Anomaly, Novelty, Open-Set, and Out-of-Distribution Detection: Solutions and Future Challeng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b99ae0682d42a2010be401dd1d8f7baca9bb5f</text:p>
          </table:table-cell>
          <table:table-cell office:value-type="string" calcext:value-type="string">
            <text:p>A Unifying Review of Deep and Shallow Anomaly Detec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576e5285a0d577303bb0e0e8cb0c291b8197842</text:p>
          </table:table-cell>
          <table:table-cell office:value-type="string" calcext:value-type="string">
            <text:p>Acardiac anomaly: Review of the subject with case report and emphasis on practical sonograph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960a7bb22481405c6c8d8b25918a7fec4073833</text:p>
          </table:table-cell>
          <table:table-cell office:value-type="string" calcext:value-type="string">
            <text:p>Activity and Anomaly Detection in Smart Home: A Surve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960a7bb22481405c6c8d8b25918a7fec4073833</text:p>
          </table:table-cell>
          <table:table-cell office:value-type="string" calcext:value-type="string">
            <text:p>Activity and Anomaly Detection in Smart Home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d1076238166aeea8ad53de5865eaa1cc2ec5617</text:p>
          </table:table-cell>
          <table:table-cell office:value-type="string" calcext:value-type="string">
            <text:p>Advancements of Data Anomaly Detection Research in Wireless Sensor Networks: A Survey and Open Issue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d1076238166aeea8ad53de5865eaa1cc2ec5617</text:p>
          </table:table-cell>
          <table:table-cell office:value-type="string" calcext:value-type="string">
            <text:p>Advancements of Data Anomaly Detection Research in Wireless Sensor Networks: A Survey and Open Issu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e20a8346ee9181ba7ee27e857bd7c09ba34f8ba</text:p>
          </table:table-cell>
          <table:table-cell office:value-type="string" calcext:value-type="string">
            <text:p>Advancements of Outlier Detection: A Survey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e20a8346ee9181ba7ee27e857bd7c09ba34f8ba</text:p>
          </table:table-cell>
          <table:table-cell office:value-type="string" calcext:value-type="string">
            <text:p>Advancements of Outlier Detection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9e788054cc67c92368f04ebf5149b83d3ac305b</text:p>
          </table:table-cell>
          <table:table-cell office:value-type="string" calcext:value-type="string">
            <text:p>AGN Populations in Large-volume X-Ray Surveys: Photometric Redshifts and Population Types Found in the Stripe 82X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6afa64d33fad4b9a62d537cd938f6024b7ad8cc</text:p>
          </table:table-cell>
          <table:table-cell office:value-type="string" calcext:value-type="string">
            <text:p>An ALMA Survey of λ Orionis Disks: From Supernovae to Planet Forma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7076fabe9fb96cc555b6a62628138161f248435</text:p>
          </table:table-cell>
          <table:table-cell office:value-type="string" calcext:value-type="string">
            <text:p>An Assessment on Handling of Outlier Subjects in Bioequivalence Study - A Review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995c760c624c0269e7ba00267151e1e8eee945e</text:p>
          </table:table-cell>
          <table:table-cell office:value-type="string" calcext:value-type="string">
            <text:p>An Automatic Survey System for Paved and Unpaved Road Classification and Road Anomaly Detection using Smartphone Sensor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043a28e12cbeeb45f9d58f2aaaf58e43138ad42</text:p>
          </table:table-cell>
          <table:table-cell office:value-type="string" calcext:value-type="string">
            <text:p>An Extensive Survey on Intrusion Detection- Past, Present, Future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b1ebbcc66f4d901d7aa5ed8d04f57f4d2c7002e</text:p>
          </table:table-cell>
          <table:table-cell office:value-type="string" calcext:value-type="string">
            <text:p>An Investigation of Nonresponse Bias and Survey Location Variability in the 2017-2018 National Health and Nutrition Examination Survey.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bd0408e31eac1ef2bf1942388cf41d60fc710b</text:p>
          </table:table-cell>
          <table:table-cell office:value-type="string" calcext:value-type="string">
            <text:p>An overview on trajectory outlier detect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bd0408e31eac1ef2bf1942388cf41d60fc710b</text:p>
          </table:table-cell>
          <table:table-cell office:value-type="string" calcext:value-type="string">
            <text:p>An overview on trajectory outlier detec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d2b50b32479570eaa46482dbf7a44aae6a16f0</text:p>
          </table:table-cell>
          <table:table-cell office:value-type="string" calcext:value-type="string">
            <text:p>Analyzing rare event, anomaly, novelty and outlier detection terms under the supervised classification framework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c595787d84e1242189e4b8e714a184dc487535e</text:p>
          </table:table-cell>
          <table:table-cell office:value-type="string" calcext:value-type="string">
            <text:p>Android Security: A Survey of Issues, Malware Penetration, and Defens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3acebba41f7ff2577bc5751d9f40f0a994e8fe</text:p>
          </table:table-cell>
          <table:table-cell office:value-type="string" calcext:value-type="string">
            <text:p>Annual Research Review: Youth firearm violence disparities in the United States and implications for prevention.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eb32915b7767685ec3c9e9728ca9a50a379b8d</text:p>
          </table:table-cell>
          <table:table-cell office:value-type="string" calcext:value-type="string">
            <text:p>Anomalous Example Detection in Deep Learning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6c12bb6fb6fb2956d1147bd1b15a788b6d07f6e</text:p>
          </table:table-cell>
          <table:table-cell office:value-type="string" calcext:value-type="string">
            <text:p>Anomalous Instance Detection in Deep Learning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37eb32915b7767685ec3c9e9728ca9a50a379b8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6323d508858984632fc648a09832ef4aa3157d3</text:p>
          </table:table-cell>
          <table:table-cell office:value-type="string" calcext:value-type="string">
            <text:p>Anomalous Transport Due to the Conformal Anomaly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25acacce0f782069593592e61ffadec893b400</text:p>
          </table:table-cell>
          <table:table-cell office:value-type="string" calcext:value-type="string">
            <text:p>Anomaly Detection and Mitigation at Internet Scale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649c1eaa3afa6c7715d20b5e930ed01d754d108</text:p>
          </table:table-cell>
          <table:table-cell office:value-type="string" calcext:value-type="string">
            <text:p>Anomaly Detection for Cyber Security of the Substation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3df899e1a18082b8654677b4c0aa95dbd96f0e0</text:p>
          </table:table-cell>
          <table:table-cell office:value-type="string" calcext:value-type="string">
            <text:p>Anomaly Detection for Discrete Sequences: A Surve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3df899e1a18082b8654677b4c0aa95dbd96f0e0</text:p>
          </table:table-cell>
          <table:table-cell office:value-type="string" calcext:value-type="string">
            <text:p>Anomaly Detection for Discrete Sequence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d65fbc8d71ac202ee8d7d5f0e58c63a6c6a957</text:p>
          </table:table-cell>
          <table:table-cell office:value-type="string" calcext:value-type="string">
            <text:p>Anomaly Detection for IoT Time-Series Data: A Surve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d65fbc8d71ac202ee8d7d5f0e58c63a6c6a957</text:p>
          </table:table-cell>
          <table:table-cell office:value-type="string" calcext:value-type="string">
            <text:p>Anomaly Detection for IoT Time-Series Data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3df84b9f637dd1ea0fcbe3ca38aebddbe3481b2</text:p>
          </table:table-cell>
          <table:table-cell office:value-type="string" calcext:value-type="string">
            <text:p>Anomaly Detection for Predictive Maintenance in Industry 4.0-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b97bb582249022377fafff51e64b3ec197342f2</text:p>
          </table:table-cell>
          <table:table-cell office:value-type="string" calcext:value-type="string">
            <text:p>Anomaly Detection for Resonant New Physics with Machine Learning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bff02296be70d0b16e85481bb4cb493bc3ad50f</text:p>
          </table:table-cell>
          <table:table-cell office:value-type="string" calcext:value-type="string">
            <text:p>Anomaly detection frameworks for outlier and pattern anomaly of time series in wireless sensor network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6c013c835be471502023b3f31d52d59ada76770</text:p>
          </table:table-cell>
          <table:table-cell office:value-type="string" calcext:value-type="string">
            <text:p>Anomaly Detection in Autonomous Driving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652d15fbfdc4002a25c0ea94e7a6e76b7f9d796</text:p>
          </table:table-cell>
          <table:table-cell office:value-type="string" calcext:value-type="string">
            <text:p>Anomaly Detection in Blockchain Networks: A Comprehensive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a944c139038253e5a637bba6df2a1cc8985490</text:p>
          </table:table-cell>
          <table:table-cell office:value-type="string" calcext:value-type="string">
            <text:p>Anomaly Detection in Computer Networks: A State-of-the-Art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b7ff2f0bc5a87602c46b63aabed5afe6e7e833</text:p>
          </table:table-cell>
          <table:table-cell office:value-type="string" calcext:value-type="string">
            <text:p>Anomaly Detection in Data Mining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f9220e0ca8f2cb522c36d158ca88f043007c68</text:p>
          </table:table-cell>
          <table:table-cell office:value-type="string" calcext:value-type="string">
            <text:p>Anomaly detection in dynamic network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6ec0808e7c2a49f7f96c4efe2568f89ef26ef1</text:p>
          </table:table-cell>
          <table:table-cell office:value-type="string" calcext:value-type="string">
            <text:p>Anomaly detection in online social network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8573561d2e662f53201971fab6ecf6beceefe73</text:p>
          </table:table-cell>
          <table:table-cell office:value-type="string" calcext:value-type="string">
            <text:p>Anomaly Detection in Road Traffic Using Visual Surveillance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f45bce52cca1f6e450ddaa1d19fe6e30661dffb</text:p>
          </table:table-cell>
          <table:table-cell office:value-type="string" calcext:value-type="string">
            <text:p>Anomaly Detection in Univariate Time-series: A Survey on the State-of-the-Art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c36143f51eb1a23b28eabb30af040f9f00a36b7</text:p>
          </table:table-cell>
          <table:table-cell office:value-type="string" calcext:value-type="string">
            <text:p>Anomaly detection in wireless sensor network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d0b950cfdd1ee4794095670edd81dd0dae1d278</text:p>
          </table:table-cell>
          <table:table-cell office:value-type="string" calcext:value-type="string">
            <text:p>Anomaly Detection Techniques using Deep Learning in IoT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b6360c6d2bdc55360925445b77d21126b477e9a</text:p>
          </table:table-cell>
          <table:table-cell office:value-type="string" calcext:value-type="string">
            <text:p>Anomaly detection with density estima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faebdc6299470cb9018f5446c6e779d0f9da8c0</text:p>
          </table:table-cell>
          <table:table-cell office:value-type="string" calcext:value-type="string">
            <text:p>Anomaly Detection, Analysis and Prediction Techniques in IoT Environment: A Systematic Literature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1d1ac92ad36b62a04f32ed75a10ad3259a7218d</text:p>
          </table:table-cell>
          <table:table-cell office:value-type="string" calcext:value-type="string">
            <text:p>Anomaly detection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7f55ebe1f22406cba3869377000580956711b65</text:p>
          </table:table-cell>
          <table:table-cell office:value-type="string" calcext:value-type="string">
            <text:p>Anomaly Indicators for Time-Reversal Symmetric Topological Order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b7c1c9354ccdaf8734a4a6f28bbd082ac4dc67</text:p>
          </table:table-cell>
          <table:table-cell office:value-type="string" calcext:value-type="string">
            <text:p>Anomaly Teletraffic Intrusion Detection Systems on Hadoop-Based Platforms: A Survey of Some Problems and Solution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28b5681900b2d512c34848acd412bb6102d5a1</text:p>
          </table:table-cell>
          <table:table-cell office:value-type="string" calcext:value-type="string">
            <text:p>Asymptotic Theory of Outlier Detection Algorithms for Linear Time Series Regression Model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7c2aa19f50ca94890553a4e854c3917a37849a8</text:p>
          </table:table-cell>
          <table:table-cell office:value-type="string" calcext:value-type="string">
            <text:p>BGP Anomaly Detection Technique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4b676466d45dd77d212794831c2805fd0ec8736</text:p>
          </table:table-cell>
          <table:table-cell office:value-type="string" calcext:value-type="string">
            <text:p>Body‐ and Movement‐Oriented Interventions for Posttraumatic Stress Disorder: A Systematic Review and Meta‐Analysi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aeacd30cd26d5ec2c895d42ba6dd995b8c9458d</text:p>
          </table:table-cell>
          <table:table-cell office:value-type="string" calcext:value-type="string">
            <text:p>Characteristics and classification of outlier detection techniques for wireless sensor networks in harsh environments: a survey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aeacd30cd26d5ec2c895d42ba6dd995b8c9458d</text:p>
          </table:table-cell>
          <table:table-cell office:value-type="string" calcext:value-type="string">
            <text:p>Characteristics and classification of outlier detection techniques for wireless sensor networks in harsh environment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081d7471adabb6d5fe25057dc23b3b60938b0d2</text:p>
          </table:table-cell>
          <table:table-cell office:value-type="string" calcext:value-type="string">
            <text:p>Chiari III malformation: a comprehensive review of this enigmatic anomal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76194dfb403062a5a151c93e048554e5963cb7b</text:p>
          </table:table-cell>
          <table:table-cell office:value-type="string" calcext:value-type="string">
            <text:p>Chiral anomaly and diffusive magnetotransport in Weyl metal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59d3b98f480fc18aa4cac90b4edd52adbd50296</text:p>
          </table:table-cell>
          <table:table-cell office:value-type="string" calcext:value-type="string">
            <text:p>Chiral anomaly and local polarization effect from the quantum kinetic approach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d859785cfbd65920031933bfacfe9b251679a85</text:p>
          </table:table-cell>
          <table:table-cell office:value-type="string" calcext:value-type="string">
            <text:p>Chiral Anomaly as the Origin of the Planar Hall Effect in Weyl Semimetal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be62e768b626706727c5fd2eeaa7a78c032ece</text:p>
          </table:table-cell>
          <table:table-cell office:value-type="string" calcext:value-type="string">
            <text:p>Classification and Anomaly Detection for Astronomical Survey Data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87282e7219a374b57e8668ffd3b6d74513382a0</text:p>
          </table:table-cell>
          <table:table-cell office:value-type="string" calcext:value-type="string">
            <text:p>Comparative Study on Trajectory Outlier Detection Algorithm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b470bfcfe0a2ba15e18365da14b2d149505f22</text:p>
          </table:table-cell>
          <table:table-cell office:value-type="string" calcext:value-type="string">
            <text:p>Comparison of local outlier detection techniques in spatial multivariate data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428a3cf11ef578282086d46ef1761f4f9c8c88b</text:p>
          </table:table-cell>
          <table:table-cell office:value-type="string" calcext:value-type="string">
            <text:p>Conformal anomaly as a source of soft photons in heavy ion collision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b7727ffdbd58577f053e44c3f83d876b18011ab</text:p>
          </table:table-cell>
          <table:table-cell office:value-type="string" calcext:value-type="string">
            <text:p>Constraining the minimal flavor violating leptoquark explanation of the </text:p>
            <text:p>RD(*)</text:p>
            <text:p> anomal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56b2de6dda12e2caaa4dc946012263de6c10fcf</text:p>
          </table:table-cell>
          <table:table-cell office:value-type="string" calcext:value-type="string">
            <text:p>Cooks Distance and Mahanabolis Distance Outlier Detection Methods to identify Review Spam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18e1e0ceda44e0f643b376d008934cdfae8c0f</text:p>
          </table:table-cell>
          <table:table-cell office:value-type="string" calcext:value-type="string">
            <text:p>Crowded Scene Analysi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27b93534e11b6b6f5172198f8d9d815245c07</text:p>
          </table:table-cell>
          <table:table-cell office:value-type="string" calcext:value-type="string">
            <text:p>Current clinical practice in the screening and diagnosis of spatial neglect post-stroke: Findings from a multidisciplinary international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0c53f1965968daf2cb5b5b12f809c974b2e764</text:p>
          </table:table-cell>
          <table:table-cell office:value-type="string" calcext:value-type="string">
            <text:p>Dark Matter Interpretation of the Neutron Decay Anomaly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69e138a3f0e6be1a4d6724174324d5c1ade0d6d</text:p>
          </table:table-cell>
          <table:table-cell office:value-type="string" calcext:value-type="string">
            <text:p>Data Collection for Security Measurement in Wireless Sensor Network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d69ad95c0f7cd9a318f9fa0de77834ecf4680d4</text:p>
          </table:table-cell>
          <table:table-cell office:value-type="string" calcext:value-type="string">
            <text:p>Data Mining for the Internet of Things: Literature Review and Challeng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9faa2f09d411e64e3f3c5e092ed30357799c90</text:p>
          </table:table-cell>
          <table:table-cell office:value-type="string" calcext:value-type="string">
            <text:p>Data Mining for the Internet of Things: Literature Review and Challeng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b8ac910c710b035c4601dc628587dafec25dad7</text:p>
          </table:table-cell>
          <table:table-cell office:value-type="string" calcext:value-type="string">
            <text:p>Data Mining for Wearable Sensors in Health Monitoring Systems: A Review of Recent Trends and Challenge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a9f0b436b610d4cef1a022ab6083ac2278dc7e2</text:p>
          </table:table-cell>
          <table:table-cell office:value-type="string" calcext:value-type="string">
            <text:p>Data preprocessing for anomaly based network intrusion detection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75dfc6a2c0f70e6af04d20816717988123ce251</text:p>
          </table:table-cell>
          <table:table-cell office:value-type="string" calcext:value-type="string">
            <text:p>Data stream clustering: a review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a0e4209529b827cd86a52a4766968001a3f187c</text:p>
          </table:table-cell>
          <table:table-cell office:value-type="string" calcext:value-type="string">
            <text:p>Deep learning approaches for anomaly-based intrusion detection systems: A survey, taxonomy, and open issu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75247047d0b56950ba5ea77d4a29772eca95c1b</text:p>
          </table:table-cell>
          <table:table-cell office:value-type="string" calcext:value-type="string">
            <text:p>Deep Learning for Anomaly Detec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12e279ecea207968717d8401000e7ca0b7bb74d</text:p>
          </table:table-cell>
          <table:table-cell office:value-type="string" calcext:value-type="string">
            <text:p>Deep Learning for Anomaly Detection in Time-Series Data: Review, Analysis, and Guideline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4af0bbe339c1adbc9d075dee99b9d4f86a186c5</text:p>
          </table:table-cell>
          <table:table-cell office:value-type="string" calcext:value-type="string">
            <text:p>Deep Learning for Anomaly Detection: A Survey</text:p>
          </table:table-cell>
          <table:table-cell office:value-type="string" calcext:value-type="string">
            <text:p>anomaly+review</text:p>
          </table:table-cell>
          <table:table-cell office:value-type="string" calcext:value-type="string">
            <text:p>a2e667e4382aaa8e02a17d0522c1a910790ab65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4af0bbe339c1adbc9d075dee99b9d4f86a186c5</text:p>
          </table:table-cell>
          <table:table-cell office:value-type="string" calcext:value-type="string">
            <text:p>Deep Learning for Anomaly Detection: A Survey</text:p>
          </table:table-cell>
          <table:table-cell office:value-type="string" calcext:value-type="string">
            <text:p>anomaly+survey</text:p>
          </table:table-cell>
          <table:table-cell office:value-type="string" calcext:value-type="string">
            <text:p>a2e667e4382aaa8e02a17d0522c1a910790ab65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2e667e4382aaa8e02a17d0522c1a910790ab65b</text:p>
          </table:table-cell>
          <table:table-cell office:value-type="string" calcext:value-type="string">
            <text:p>Deep Learning for Anomaly Detection: A Surve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e667e4382aaa8e02a17d0522c1a910790ab65b</text:p>
          </table:table-cell>
          <table:table-cell office:value-type="string" calcext:value-type="string">
            <text:p>Deep Learning for Anomaly Detection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ed4dc4df5dbde2677852c33080e3c893bf0a5ba</text:p>
          </table:table-cell>
          <table:table-cell office:value-type="string" calcext:value-type="string">
            <text:p>Deep Learning for Medical Anomaly Detection – A Surve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ed4dc4df5dbde2677852c33080e3c893bf0a5ba</text:p>
          </table:table-cell>
          <table:table-cell office:value-type="string" calcext:value-type="string">
            <text:p>Deep Learning for Medical Anomaly Detection –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54c647f6db73621ec496ea86355726161c0898d</text:p>
          </table:table-cell>
          <table:table-cell office:value-type="string" calcext:value-type="string">
            <text:p>Deep Learning for Spatio-Temporal Data Mining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e70c37973c94ee1fd27596907341164df7e6cc8</text:p>
          </table:table-cell>
          <table:table-cell office:value-type="string" calcext:value-type="string">
            <text:p>Dirac versus Weyl fermions in topological insulators: Adler-Bell-Jackiw anomaly in transport phenomena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2b27bd38e95f5fdcccbf091b8151e460c807a11</text:p>
          </table:table-cell>
          <table:table-cell office:value-type="string" calcext:value-type="string">
            <text:p>Drought over East Asia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806ad5d29c310339606546c160f5fc9e1ce2ff3</text:p>
          </table:table-cell>
          <table:table-cell office:value-type="string" calcext:value-type="string">
            <text:p>Duties When an Anonymous Student Health Survey Finds a Hot Spot of Suicidalit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300b95be90351fa308b860a4d3065223737a78d</text:p>
          </table:table-cell>
          <table:table-cell office:value-type="string" calcext:value-type="string">
            <text:p>Ebstein anomaly associated with left ventricular noncompaction: An autosomal dominant condition that can be caused by mutations in MYH7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f1d620cd11d2692c338b611674a16d2020942c9</text:p>
          </table:table-cell>
          <table:table-cell office:value-type="string" calcext:value-type="string">
            <text:p>Ebstein anomaly review: what’s now, what’s next?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1fcbbed756d8b1c0bdf021876ad5ef2b16f689</text:p>
          </table:table-cell>
          <table:table-cell office:value-type="string" calcext:value-type="string">
            <text:p>Ebstein Anomaly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007d22897336c1ca66b15fae916333f5ed0143a</text:p>
          </table:table-cell>
          <table:table-cell office:value-type="string" calcext:value-type="string">
            <text:p>Ebstein's anomaly - review of a multifaceted congenital cardiac condition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5d6d7ebdd40df5ca8787c3c49ad625db6e0852</text:p>
          </table:table-cell>
          <table:table-cell office:value-type="string" calcext:value-type="string">
            <text:p>Ebstein's anomaly (review of literature and a case report)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9c8ac22f0088849e29d2a1f40efba786fb61a9</text:p>
          </table:table-cell>
          <table:table-cell office:value-type="string" calcext:value-type="string">
            <text:p>Effect of adjunctive ranitidine for antipsychotic-induced weight gain: A systematic review of randomized placebo-controlled trial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9126bb32742a783826d7297ff8ab24793524fbd</text:p>
          </table:table-cell>
          <table:table-cell office:value-type="string" calcext:value-type="string">
            <text:p>Effective Reading Programs; A Critical Review of Outlier Studies.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b21ca0de353229c2d84e08c1663b8bfa943b3e0</text:p>
          </table:table-cell>
          <table:table-cell office:value-type="string" calcext:value-type="string">
            <text:p>Electromagnetic fields and anomalous transports in heavy-ion collisions—a pedagogical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8cfa2a82ba0f5f8bfac57f3251135f12d5ce8ba</text:p>
          </table:table-cell>
          <table:table-cell office:value-type="string" calcext:value-type="string">
            <text:p>Esophageal atresia in the Northern Region Congenital Anomaly Survey, 1985-1997: prenatal diagnosis and outcome.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d0596bd60bedef2b8de14cc0db352237e250117</text:p>
          </table:table-cell>
          <table:table-cell office:value-type="string" calcext:value-type="string">
            <text:p>Evaluation of geochemical sedimentary reference materials of the Geological Survey of Japan (GSJ) by an objective outlier rejection statistical method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6d9fd9d71706056faef7f05c6ce67cac614ae42</text:p>
          </table:table-cell>
          <table:table-cell office:value-type="string" calcext:value-type="string">
            <text:p>Evaluation of robust outlier detection methods for zero-inflated complex data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1ed7e32a85d72fb270ebd07a45641acfba02a9</text:p>
          </table:table-cell>
          <table:table-cell office:value-type="string" calcext:value-type="string">
            <text:p>Experience Report: System Log Analysis for Anomaly Detec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9107df861cf2963a6271074ba1cc7e22c03965</text:p>
          </table:table-cell>
          <table:table-cell office:value-type="string" calcext:value-type="string">
            <text:p>Experimental Observation of Anisotropic Adler-Bell-Jackiw Anomaly in Type-II Weyl Semimetal WTe_{1.98} Crystals at the Quasiclassical Regime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ac0351791196bc052f3c5ecd529aba032ce7d6</text:p>
          </table:table-cell>
          <table:table-cell office:value-type="string" calcext:value-type="string">
            <text:p>Experimental signatures of the chiral anomaly in Dirac–Weyl semimetal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9d8f133aa23498202c215563ddcac0c8f0030b</text:p>
          </table:table-cell>
          <table:table-cell office:value-type="string" calcext:value-type="string">
            <text:p>Experimental Tests of the Chiral Anomaly Magnetoresistance in the Dirac-Weyl Semimetals </text:p>
            <text:p>Na3Bi</text:p>
            <text:p> and GdPtBi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f585a7f6bf51606f9cfa80f19ec4720532c4f19</text:p>
          </table:table-cell>
          <table:table-cell office:value-type="string" calcext:value-type="string">
            <text:p>Exploiting AIS Data for Intelligent Maritime Navigation: A Comprehensive Survey From Data to Methodolog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55fe2f82d022ce00959a9f5f5a1f5f1ff5b5686</text:p>
          </table:table-cell>
          <table:table-cell office:value-type="string" calcext:value-type="string">
            <text:p>Exploring stroke risk and prevention in China: insights from an outlier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08f90f69cff5f205cd5091bed985bcaf8364bd2</text:p>
          </table:table-cell>
          <table:table-cell office:value-type="string" calcext:value-type="string">
            <text:p>Fabella prevalence rate increases over 150 years, and rates of other sesamoid bones remain constant: a systematic review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7f27c20ed1c0abdcd8e44de65e6779cd06f898</text:p>
          </table:table-cell>
          <table:table-cell office:value-type="string" calcext:value-type="string">
            <text:p>Features and performance of some outlier detection method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bcd4c62013d8ed7383bf81119438d92221a16b2</text:p>
          </table:table-cell>
          <table:table-cell office:value-type="string" calcext:value-type="string">
            <text:p>Field-Selective Anomaly and Chiral Mode Reversal in Type-II Weyl Material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e86fafe56e30733cdcfc89eac2a4fa4504e542a</text:p>
          </table:table-cell>
          <table:table-cell office:value-type="string" calcext:value-type="string">
            <text:p>Footprints of New Strong Dynamics via Anomaly and the 750 GeV Diphoton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cd69e3e709a383829aa96e710354a70e14f6101</text:p>
          </table:table-cell>
          <table:table-cell office:value-type="string" calcext:value-type="string">
            <text:p>Fractional quantum Hall effect in a curved space: gravitational anomaly and electromagnetic response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b5cee038473d8178d94736cc220b3833bbda88a</text:p>
          </table:table-cell>
          <table:table-cell office:value-type="string" calcext:value-type="string">
            <text:p>Framing anomaly in the effective theory of the fractional quantum Hall effect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ffbf0cbafa24f17fe5db8582efaa3406ebd08a4</text:p>
          </table:table-cell>
          <table:table-cell office:value-type="string" calcext:value-type="string">
            <text:p>Fraud detection: A systematic literature review of graph-based anomaly detection approache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b2180d7fa0d65e8756401cb077bf3dea3f9b575</text:p>
          </table:table-cell>
          <table:table-cell office:value-type="string" calcext:value-type="string">
            <text:p>Generalized Out-of-Distribution Detection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b2180d7fa0d65e8756401cb077bf3dea3f9b575</text:p>
          </table:table-cell>
          <table:table-cell office:value-type="string" calcext:value-type="string">
            <text:p>Generalized Out-of-Distribution Detection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ea785d090f88f54473806eb20670d79d62fa5f7</text:p>
          </table:table-cell>
          <table:table-cell office:value-type="string" calcext:value-type="string">
            <text:p>Generating Artificial Outliers in the Absence of Genuine Ones —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4d94154321c3180bd43c49c96fde485429ce072</text:p>
          </table:table-cell>
          <table:table-cell office:value-type="string" calcext:value-type="string">
            <text:p>Geomagnetic Anomaly Survey at the Divergent Plate Boundary in Afar Depression, Ethiopia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119f18eef5c4ff5aa4dcbca191fb4764de1de58</text:p>
          </table:table-cell>
          <table:table-cell office:value-type="string" calcext:value-type="string">
            <text:p>Graph based anomaly detection and description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b9092a0bfce04003a51761e64512530778f2045</text:p>
          </table:table-cell>
          <table:table-cell office:value-type="string" calcext:value-type="string">
            <text:p>GROF: Indoor Localization Using a Multiple-Bandwidth General Regression Neural Network and Outlier Filter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9835fd71c7407c2309af42a88c98b98bf3a349</text:p>
          </table:table-cell>
          <table:table-cell office:value-type="string" calcext:value-type="string">
            <text:p>Hoeffding Tree Algorithms for Anomaly Detection in Streaming Dataset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bc694bc8e1188dc6098ab6587437a177173c1c7</text:p>
          </table:table-cell>
          <table:table-cell office:value-type="string" calcext:value-type="string">
            <text:p>How Organizational Cognitive Neuroscience Can Deepen Understanding of Managerial Decision‐Making: A Review of the Recent Literature and Future Direction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a88412fb3049b3754db4507bad41fbdecf0b7fc</text:p>
          </table:table-cell>
          <table:table-cell office:value-type="string" calcext:value-type="string">
            <text:p>Hubness in Unsupervised Outlier Detection Techniques for High Dimensional Data –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d0655e3fe0a38e0df605eae310df3e545011305</text:p>
          </table:table-cell>
          <table:table-cell office:value-type="string" calcext:value-type="string">
            <text:p>Hybrid Approach for Outlier Detection over Wireless Sensor Network Real Time Data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7573d411accb9400da80e1badc8e27ecd7b0661</text:p>
          </table:table-cell>
          <table:table-cell office:value-type="string" calcext:value-type="string">
            <text:p>Hyperspectral Anomaly Detection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29a90a6c609b3ca26db71829b74b12e8f6bd353</text:p>
          </table:table-cell>
          <table:table-cell office:value-type="string" calcext:value-type="string">
            <text:p>Identifying careless responses in survey data.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9cd4a4f38411566e44a856f37ff66bcf7824c7d</text:p>
          </table:table-cell>
          <table:table-cell office:value-type="string" calcext:value-type="string">
            <text:p>IFMC case notes. Outlier review.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9ae00b9a8539ba1a2a7d77408daad850fd33095</text:p>
          </table:table-cell>
          <table:table-cell office:value-type="string" calcext:value-type="string">
            <text:p>Image/Video Deep Anomaly Detection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862e969257237d6ce373dfa763aa7d287d133ff</text:p>
          </table:table-cell>
          <table:table-cell office:value-type="string" calcext:value-type="string">
            <text:p>Implementation and assessment of two density-based outlier detection methods over large spatial point cloud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b60d18eaa8923ec61d37e74e8d630bbd7e25b63</text:p>
          </table:table-cell>
          <table:table-cell office:value-type="string" calcext:value-type="string">
            <text:p>Integrating aspect analysis and local outlier factor for intelligent review spam detect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be90162528dff0ac6af5847e2e4f10392c1ce68</text:p>
          </table:table-cell>
          <table:table-cell office:value-type="string" calcext:value-type="string">
            <text:p>Investigating the Adequacy of Response Time Outlier Definitions in Computer-Based Web Surveys Using Paradata SurveyFocu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8a2502c12cd6d0c2d40089d9b8b66463d5dbbf9</text:p>
          </table:table-cell>
          <table:table-cell office:value-type="string" calcext:value-type="string">
            <text:p>Is mortality a good indicator of the clinical quality of National Health Service hospitals? A cross-sectional study of outlier trusts for mortality indices using quality dashboard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66834b3f7226ba0fe58329c2a4fb949cf11f7fd</text:p>
          </table:table-cell>
          <table:table-cell office:value-type="string" calcext:value-type="string">
            <text:p>Kimmerle's Anomaly as a Possible Causative Factor of Chronic Tension-Type Headaches and Neurosensory Hearing Loss: Case Report and Literature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088e21e4a018eba4dcaa71ca3e31335a3694b05</text:p>
          </table:table-cell>
          <table:table-cell office:value-type="string" calcext:value-type="string">
            <text:p>Lagrangian intersection floer theory : anomaly and obstruc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74a2f134facf993d032945aec6f014b455aea9</text:p>
          </table:table-cell>
          <table:table-cell office:value-type="string" calcext:value-type="string">
            <text:p>Local and Global Outlier Detection Algorithms in Unsupervised Approach: A Review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bb29c6cd0203a811ab18574e85e6b74a1a68cfc</text:p>
          </table:table-cell>
          <table:table-cell office:value-type="string" calcext:value-type="string">
            <text:p>Machine Learning for Anomaly Detection: A Systematic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c41630a3b2faace172f49e990bb71af9e12c66c</text:p>
          </table:table-cell>
          <table:table-cell office:value-type="string" calcext:value-type="string">
            <text:p>Machine Learning in Additive Manufacturing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3a4575f6800e18fcf68cb8f57bf8242d97ed95a</text:p>
          </table:table-cell>
          <table:table-cell office:value-type="string" calcext:value-type="string">
            <text:p>Machine Learning Techniques for Network Anomaly Detection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0259da12d31c927789edf986adb10a55d9b661e</text:p>
          </table:table-cell>
          <table:table-cell office:value-type="string" calcext:value-type="string">
            <text:p>MAINSTREAMING AN OUTLIER: THE QUEST TO CORROBORATE THE SECOND LANCET SURVEY OF MORTALITY IN IRAQ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fad81d448dfc1b663981090d9ed508a65439fe</text:p>
          </table:table-cell>
          <table:table-cell office:value-type="string" calcext:value-type="string">
            <text:p>Maritime anomaly detection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3c2cd01f0f4a85831180d27f8e9e0ebe6fb3b2</text:p>
          </table:table-cell>
          <table:table-cell office:value-type="string" calcext:value-type="string">
            <text:p>Maritime Anomaly Detection: Domain Introduction and Review of Selected Literature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531121ab666245b2902cd45c07475e3e9e17414</text:p>
          </table:table-cell>
          <table:table-cell office:value-type="string" calcext:value-type="string">
            <text:p>Maternal overweight and obesity and the risk of congenital anomalies: a systematic review and meta-analysi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915afd4159bf66ba681f312c26b4c03b2fea683</text:p>
          </table:table-cell>
          <table:table-cell office:value-type="string" calcext:value-type="string">
            <text:p>Mean population salt consumption in India: a systematic review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9b802d5aa1c0abc06111da4eae0e0e22fe97d64</text:p>
          </table:table-cell>
          <table:table-cell office:value-type="string" calcext:value-type="string">
            <text:p>Mesenteric cystic lymphangioma: a congenital and an acquired anomaly? Two cases and a review of the literature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5d42bd1815868da7039f28fb9a8eb4e2fe0b66</text:p>
          </table:table-cell>
          <table:table-cell office:value-type="string" calcext:value-type="string">
            <text:p>Mining unusual and rare stellar spectra from large spectroscopic survey data sets using the outlier-detection method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02c3cc2aef4457997d2360f7087a4c9b8b39043</text:p>
          </table:table-cell>
          <table:table-cell office:value-type="string" calcext:value-type="string">
            <text:p>Mirror Anomaly in Dirac Semimetal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6af9d81e1c3f3e246c82bc43d7b274b125c0f05</text:p>
          </table:table-cell>
          <table:table-cell office:value-type="string" calcext:value-type="string">
            <text:p>Mixed Axial-Torsional Anomaly in Weyl Semimetal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7ff00d608e56e6a97eb0c9f7d5a8e1e07e6403b</text:p>
          </table:table-cell>
          <table:table-cell office:value-type="string" calcext:value-type="string">
            <text:p>Mobile Network Anomaly Detection and Mitigation: The NEMESYS Approach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13cd74a49f2fc491be61c8cf762b9cdb4341336</text:p>
          </table:table-cell>
          <table:table-cell office:value-type="string" calcext:value-type="string">
            <text:p>Model for a quantum Hall effect without Landau levels: Condensed-matter realization of the "parity anomaly"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30dff9a7cba9b85be1fec18a895c86673264680</text:p>
          </table:table-cell>
          <table:table-cell office:value-type="string" calcext:value-type="string">
            <text:p>Modeling Representation of Videos for Anomaly Detection using Deep Learning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5c3f80ffcf54aabb79ae327809cfa440833c9cf</text:p>
          </table:table-cell>
          <table:table-cell office:value-type="string" calcext:value-type="string">
            <text:p>Monetary Sanctions: A Review of Revenue Generation, Legal Challenges, and Reform.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46a4e29514b474a3933cc6c573ca5d38bc4125</text:p>
          </table:table-cell>
          <table:table-cell office:value-type="string" calcext:value-type="string">
            <text:p>Monocular Outlier Detection for Visual Odometry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c645351972daebf9b30722df52e7f4b6a0f6135</text:p>
          </table:table-cell>
          <table:table-cell office:value-type="string" calcext:value-type="string">
            <text:p>Mortality in critically ill patients with coronavirus disease 2019‐associated pulmonary aspergillosis: A systematic review and meta‐analysi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b8949e596c701963520476a643d8cdfbb65da67</text:p>
          </table:table-cell>
          <table:table-cell office:value-type="string" calcext:value-type="string">
            <text:p>Multicenter survey on the outcome of transplantation of hematopoietic cells in patients with the complete form of DiGeorge anomaly.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a4da1297fdec5146a6acbc809eb200ee9df2dec</text:p>
          </table:table-cell>
          <table:table-cell office:value-type="string" calcext:value-type="string">
            <text:p>Multivariate Computing and Robust Estimating for Outlier and Novelty in Data and Imaging Scienc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2908064b3b94e9dc769b5602096fac2efc17e4</text:p>
          </table:table-cell>
          <table:table-cell office:value-type="string" calcext:value-type="string">
            <text:p>Multivariate outlier detection in incomplete survey data: the epidemic algorithm and transformed rank correlation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f2ef43b81a4dd319aa7f1d97cf27839e1cbb3ff</text:p>
          </table:table-cell>
          <table:table-cell office:value-type="string" calcext:value-type="string">
            <text:p>Network anomaly detection research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f2ef43b81a4dd319aa7f1d97cf27839e1cbb3ff</text:p>
          </table:table-cell>
          <table:table-cell office:value-type="string" calcext:value-type="string">
            <text:p>Network anomaly detection research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ba136dd3c3da27e7c91fea9ec3d9fe57d1201b</text:p>
          </table:table-cell>
          <table:table-cell office:value-type="string" calcext:value-type="string">
            <text:p>Network anomaly detection: A survey and comparative analysis of stochastic and deterministic method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2bd8699e946cc256b15220c2ff1dd2205406b41</text:p>
          </table:table-cell>
          <table:table-cell office:value-type="string" calcext:value-type="string">
            <text:p>Notes on Anomaly Induced Transport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3ad102e79a20987400df49b4b05b9f4c7c0975</text:p>
          </table:table-cell>
          <table:table-cell office:value-type="string" calcext:value-type="string">
            <text:p>On Application of X-ray Fluorescence Measurements on Aeromagnetic Anomaly Survey in Meng Mala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845fa3ea7c74a9c38bb4c32f53f06cfec7cc49e</text:p>
          </table:table-cell>
          <table:table-cell office:value-type="string" calcext:value-type="string">
            <text:p>On robust randomized neural networks for regression: a comprehensive review and evaluat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3a730c4b03bbab5a8712f543291a7889e7f8a0a</text:p>
          </table:table-cell>
          <table:table-cell office:value-type="string" calcext:value-type="string">
            <text:p>On the formulation of the alternative hypothesis for geodetic outlier detect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508fc5268937ebf7eb80e58ebfb7e01eed3caa</text:p>
          </table:table-cell>
          <table:table-cell office:value-type="string" calcext:value-type="string">
            <text:p>On the nature and types of anomalies: a review of deviations in data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eb1b16fbd4786eaac91f308d75609b9321868ce</text:p>
          </table:table-cell>
          <table:table-cell office:value-type="string" calcext:value-type="string">
            <text:p>One-class classification: taxonomy of study and review of techniqu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62990ee9691d65cc68be4571d7e22d839896334</text:p>
          </table:table-cell>
          <table:table-cell office:value-type="string" calcext:value-type="string">
            <text:p>One-class support vector machines: analysis of outlier detection for wireless sensor networks in harsh environment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ec1a372e572d841b11abd3f398532ed534f3bac</text:p>
          </table:table-cell>
          <table:table-cell office:value-type="string" calcext:value-type="string">
            <text:p>Opioid Use After Discharge in Postoperative Patients: A Systematic Review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3ac3796b735952652ae4aac692af40fe38c6204</text:p>
          </table:table-cell>
          <table:table-cell office:value-type="string" calcext:value-type="string">
            <text:p>Outlier and Anomaly Detection: A Survey of Outlier and Anomaly Detection Method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3ac3796b735952652ae4aac692af40fe38c6204</text:p>
          </table:table-cell>
          <table:table-cell office:value-type="string" calcext:value-type="string">
            <text:p>Outlier and Anomaly Detection: A Survey of Outlier and Anomaly Detection Method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06aaf796c256af8e91e27685d9bbf0e71f36f94</text:p>
          </table:table-cell>
          <table:table-cell office:value-type="string" calcext:value-type="string">
            <text:p>Outlier and anomaly pattern detection on data stream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598f0f8d5d2d9f8d0c24dee32cbd867946520e7</text:p>
          </table:table-cell>
          <table:table-cell office:value-type="string" calcext:value-type="string">
            <text:p>Outlier Data Treatment Methods Toward Smart Grid Application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7c678d04908f534f37804bfc8e30de106595577</text:p>
          </table:table-cell>
          <table:table-cell office:value-type="string" calcext:value-type="string">
            <text:p>Outlier Detect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12b0b7879ca99bf654a26bbb0d50d4b8e0ed6c0</text:p>
          </table:table-cell>
          <table:table-cell office:value-type="string" calcext:value-type="string">
            <text:p>Outlier Detection : A Survey</text:p>
          </table:table-cell>
          <table:table-cell office:value-type="string" calcext:value-type="string">
            <text:p>outlier+survey</text:p>
          </table:table-cell>
          <table:table-cell office:value-type="string" calcext:value-type="string">
            <text:p>71d1ac92ad36b62a04f32ed75a10ad3259a7218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f197b5a34ab28d8e0a2d6a5e90b88fefc279ee</text:p>
          </table:table-cell>
          <table:table-cell office:value-type="string" calcext:value-type="string">
            <text:p>Outlier Detection Algorithms for Least Squares Time Series Regress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9257d53937027e4122072a6746b4256aa7325d</text:p>
          </table:table-cell>
          <table:table-cell office:value-type="string" calcext:value-type="string">
            <text:p>OUTLIER DETECTION AND TREATMENT IN I/O PSYCHOLOGY: A SURVEY OF RESEARCHER BELIEFS AND AN EMPIRICAL ILLUSTRA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a4e2b76f055832ce609b9b37c14842bc6db6ac2</text:p>
          </table:table-cell>
          <table:table-cell office:value-type="string" calcext:value-type="string">
            <text:p>Outlier detection and treatment in industrial sampling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253852c07a07d9b87155dca28c5879b4fd3840d</text:p>
          </table:table-cell>
          <table:table-cell office:value-type="string" calcext:value-type="string">
            <text:p>Outlier Detection Approaches Based on Machine Learning in the Internet-of-Thing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436440748a52254deb7d7391bfd564bbf139286</text:p>
          </table:table-cell>
          <table:table-cell office:value-type="string" calcext:value-type="string">
            <text:p>Outlier detection approaches for wireless sensor network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03202b9dbaab37d46e0a08d1a342847502e0e7</text:p>
          </table:table-cell>
          <table:table-cell office:value-type="string" calcext:value-type="string">
            <text:p>Outlier Detection for Business Intelligence using Data Mining Techniqu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2b1482bad6fdb84c7155108976e258ebf5e1456</text:p>
          </table:table-cell>
          <table:table-cell office:value-type="string" calcext:value-type="string">
            <text:p>Outlier Detection for Different Applications: Review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3d75d3a22db904d052d4c435e2d1f22be3887e0</text:p>
          </table:table-cell>
          <table:table-cell office:value-type="string" calcext:value-type="string">
            <text:p>Outlier Detection for Temporal Data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8fa949296d35e428488755839b9755c0d03a509</text:p>
          </table:table-cell>
          <table:table-cell office:value-type="string" calcext:value-type="string">
            <text:p>Outlier Detection in RFID Datasets in Supply Chain Process: A Review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ce6aaf362ee1110c8518f573e183d1fe990dd6</text:p>
          </table:table-cell>
          <table:table-cell office:value-type="string" calcext:value-type="string">
            <text:p>Outlier Detection in Wireless Sensor Networks using Machine Learning Technique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e7e9698b7a4a1182bf22dfdac2bf744227d9abb</text:p>
          </table:table-cell>
          <table:table-cell office:value-type="string" calcext:value-type="string">
            <text:p>Outlier Detection in WSN-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c5c9f82d2727ab8041ef0e6597e7b4049c2002e</text:p>
          </table:table-cell>
          <table:table-cell office:value-type="string" calcext:value-type="string">
            <text:p>Outlier detection methods for generalized lattices: a case study on the transition from ANOVA to REML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048a713a1ae53d5c184e6c81131db4dc5753f6</text:p>
          </table:table-cell>
          <table:table-cell office:value-type="string" calcext:value-type="string">
            <text:p>Outlier detection strategies for WSN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18bcad1b9175a2a3d93bae588fdb04ee012c538</text:p>
          </table:table-cell>
          <table:table-cell office:value-type="string" calcext:value-type="string">
            <text:p>Outlier Detection Techniques and Cleaning of Data for Wireless Sensor Network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6056b7dbd1736b7f1edf786d6586a8b58cb21</text:p>
          </table:table-cell>
          <table:table-cell office:value-type="string" calcext:value-type="string">
            <text:p>Outlier Detection Techniques for Localization in Wireless Sensor Network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44e0ccd11fb5bc6c747f09b401cbbd597386d28</text:p>
          </table:table-cell>
          <table:table-cell office:value-type="string" calcext:value-type="string">
            <text:p>Outlier Detection Techniques for Wireless Sensor Network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4fab7731f06be4850478988430704e5ae841301</text:p>
          </table:table-cell>
          <table:table-cell office:value-type="string" calcext:value-type="string">
            <text:p>Outlier detection: A survey on techniques of WSNs involving event and error based outlier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f5844c9e7db68af7c2c5b918082636c3307cef9</text:p>
          </table:table-cell>
          <table:table-cell office:value-type="string" calcext:value-type="string">
            <text:p>Outlier Detection: Applications And Techniqu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57ce2cef2b8444371efd200b8dd6f0bafcfc57d</text:p>
          </table:table-cell>
          <table:table-cell office:value-type="string" calcext:value-type="string">
            <text:p>Outlier Detection: Applications and techniques in Data Mining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5040041494c6fd32c23990394928c97aad803a7</text:p>
          </table:table-cell>
          <table:table-cell office:value-type="string" calcext:value-type="string">
            <text:p>Outlier exclusion procedures must be blind to the researcher's hypothesis.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2a65800d8c0d273bb13fcfff561fdc358b8abee</text:p>
          </table:table-cell>
          <table:table-cell office:value-type="string" calcext:value-type="string">
            <text:p>Outlier Review during Concurrent Seasonal Adjustment of CES State and Area Seri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a9f264bcf1b54d63128d701eac6e8938a2f22</text:p>
          </table:table-cell>
          <table:table-cell office:value-type="string" calcext:value-type="string">
            <text:p>Outlier Robust Imputation of Survey Data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c338f9f6349341e75368cdf22170356e5f3da92</text:p>
          </table:table-cell>
          <table:table-cell office:value-type="string" calcext:value-type="string">
            <text:p>Outlier Robust Imputation of Survey Data via ReverseCalibra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1a75128e466b87de5934598d5af3794521e3a3</text:p>
          </table:table-cell>
          <table:table-cell office:value-type="string" calcext:value-type="string">
            <text:p>Outlier robust kernel-based system identification using ℓ1-Laplace techniqu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9f16a4af87eb4c8ab0599a25db8ff7cecfa4323</text:p>
          </table:table-cell>
          <table:table-cell office:value-type="string" calcext:value-type="string">
            <text:p>Outlier-based Health Insurance Fraud Detection for U.S. Medicaid Data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b8355a0bc89f0ca45501baf617da51523ff590f</text:p>
          </table:table-cell>
          <table:table-cell office:value-type="string" calcext:value-type="string">
            <text:p>Outlier-Robust Estimation: Hardness, Minimally Tuned Algorithms, and Application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0590cb038f6676cbca39fb560aa1ef87ddfe409</text:p>
          </table:table-cell>
          <table:table-cell office:value-type="string" calcext:value-type="string">
            <text:p>Particle physics models for the 17 MeV anomaly in beryllium nuclear decay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c436bed9f8d2edf25d9bd0114a396f14d8280cc</text:p>
          </table:table-cell>
          <table:table-cell office:value-type="string" calcext:value-type="string">
            <text:p>Paying for Prescription Drugs Around the World: Why Is the U.S. an Outlier?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7748d4305853dbfc26df2abd78e3c1f83c7a4dd</text:p>
          </table:table-cell>
          <table:table-cell office:value-type="string" calcext:value-type="string">
            <text:p>Pelger-Huët Anomaly: A Critical Review of the Literature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cc5d0b4c4fa98bfc7ad4c91e5e81396d877b5c5</text:p>
          </table:table-cell>
          <table:table-cell office:value-type="string" calcext:value-type="string">
            <text:p>Performance evaluation of circulating fluidized bed incineration of municipal solid waste by multivariate outlier detection in China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6ab9cbd762bcad35f3b936f785d34ef618ee49c</text:p>
          </table:table-cell>
          <table:table-cell office:value-type="string" calcext:value-type="string">
            <text:p>Peters Anomaly: Review of the Literature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61884d7225bf0e612dca39f4db75752f79e205</text:p>
          </table:table-cell>
          <table:table-cell office:value-type="string" calcext:value-type="string">
            <text:p>Pharmacological augmentation strategies for schizophrenia patients with insufficient response to clozapine: a quantitative literature review.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b002f7b37b9bfffbd15d6e04ec73ef45819df7f</text:p>
          </table:table-cell>
          <table:table-cell office:value-type="string" calcext:value-type="string">
            <text:p>Photo-z outlier self-calibration in weak lensing survey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8e6dbf3ca9a4b3e87e2ce8ea0e05ae0a341d990</text:p>
          </table:table-cell>
          <table:table-cell office:value-type="string" calcext:value-type="string">
            <text:p>Pre-seismic anomalies from optical satellite observations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7d98ca90209b04d44f26fa9c45754292369cd26</text:p>
          </table:table-cell>
          <table:table-cell office:value-type="string" calcext:value-type="string">
            <text:p>Prevalence of the aberrant right subclavian artery reported in a published systematic review of cadaveric studies: The impact of an outlier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0ef0e19892921ccf4fe87194948547aa94e11c</text:p>
          </table:table-cell>
          <table:table-cell office:value-type="string" calcext:value-type="string">
            <text:p>Prognostic outlier genes for enhanced prostate cancer treatment.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5aaca7621b2ee4ff81cd37162f6c9a90f306e4</text:p>
          </table:table-cell>
          <table:table-cell office:value-type="string" calcext:value-type="string">
            <text:p>Progress in Outlier Detection Techniques: A Survey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5aaca7621b2ee4ff81cd37162f6c9a90f306e4</text:p>
          </table:table-cell>
          <table:table-cell office:value-type="string" calcext:value-type="string">
            <text:p>Progress in Outlier Detection Technique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983d592991bb937518ae67f9243d02fcd5664d</text:p>
          </table:table-cell>
          <table:table-cell office:value-type="string" calcext:value-type="string">
            <text:p>Protophobic Fifth-Force Interpretation of the Observed Anomaly in ^{8}Be Nuclear Transition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cfe075af77bf0364e6ddecb3d223960d06e8927</text:p>
          </table:table-cell>
          <table:table-cell office:value-type="string" calcext:value-type="string">
            <text:p>Real-time big data processing for anomaly detection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429ede7bfcdfb31a3542b80c46025f0030932db</text:p>
          </table:table-cell>
          <table:table-cell office:value-type="string" calcext:value-type="string">
            <text:p>Recent Advances in Anomaly Detection Methods Applied to Avia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429ede7bfcdfb31a3542b80c46025f0030932db</text:p>
          </table:table-cell>
          <table:table-cell office:value-type="string" calcext:value-type="string">
            <text:p>Recent Advances in Anomaly Detection Methods Applied to Avia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286c26f5d0185f549180ac457eee1cd13edf38</text:p>
          </table:table-cell>
          <table:table-cell office:value-type="string" calcext:value-type="string">
            <text:p>Recent developments in the understanding of equatorial ionization anomaly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589af53bdab62f4bd64cb72a3356496e544171</text:p>
          </table:table-cell>
          <table:table-cell office:value-type="string" calcext:value-type="string">
            <text:p>RelB: an outlier in leukocyte biology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8aadd6e5d786dc277244eb51a8195b9097df15</text:p>
          </table:table-cell>
          <table:table-cell office:value-type="string" calcext:value-type="string">
            <text:p>Research Issues in Outlier Detec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3f18d75623d994e19a4c52ee7c0b448a67daf0e</text:p>
          </table:table-cell>
          <table:table-cell office:value-type="string" calcext:value-type="string">
            <text:p>Review and comparative evaluation of symbolic dynamic filtering for detection of anomaly pattern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db07a0bdb312f6ea4f9e583a43db6de45705da7</text:p>
          </table:table-cell>
          <table:table-cell office:value-type="string" calcext:value-type="string">
            <text:p>Review of 54 patients with complete DiGeorge anomaly enrolled in protocols for thymus transplantation: outcome of 44 consecutive transplant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ed2950a6738b7fa4f3dfb47c49f41f1a1b6a02c</text:p>
          </table:table-cell>
          <table:table-cell office:value-type="string" calcext:value-type="string">
            <text:p>Review of Outlier Detection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6e6e25ca7b14f59a9bbd00fb9b2a5cdce3d429c</text:p>
          </table:table-cell>
          <table:table-cell office:value-type="string" calcext:value-type="string">
            <text:p>Review of Outlier Detection and Identifying Using Robust Regression Model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cbadde50a96deebe80044c09e48659d6aa127bc</text:p>
          </table:table-cell>
          <table:table-cell office:value-type="string" calcext:value-type="string">
            <text:p>Review of the Proterozoic evolution of the Grenville Province, its Adirondack outlier, and the Mesoproterozoic inliers of the Appalachian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df0f1045c6b010d81a754103b9cad78c2beb47</text:p>
          </table:table-cell>
          <table:table-cell office:value-type="string" calcext:value-type="string">
            <text:p>Review on anomaly based network intrusion detection system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9eb858278e7d6c23e45c781a9b053172b570e46</text:p>
          </table:table-cell>
          <table:table-cell office:value-type="string" calcext:value-type="string">
            <text:p>Review on Outliers Identification Methods for Univariate Circular Biological Data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18e394b0b4b88299802305b4f2f64857c33236e</text:p>
          </table:table-cell>
          <table:table-cell office:value-type="string" calcext:value-type="string">
            <text:p>Revocation of Citizenship and Rule of Law: How Judicial Review Defeated Britain's First Denaturalization Regime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0e768d954ac244c0e9ac9cf63293b111a62a742</text:p>
          </table:table-cell>
          <table:table-cell office:value-type="string" calcext:value-type="string">
            <text:p>Right nonrecurrent inferior laryngeal nerve and arteria lusoria: the diagnostic and therapeutic implications of an anatomic anomaly: Review of 17 case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9b3c8835df953d21cb3090de53a4bbec8a7b448</text:p>
          </table:table-cell>
          <table:table-cell office:value-type="string" calcext:value-type="string">
            <text:p>RKDOS: A Relative Kernel Density-based Outlier Score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4fa0e539d2c58cf68a108ed6d8d8a9c09b3ccfe</text:p>
          </table:table-cell>
          <table:table-cell office:value-type="string" calcext:value-type="string">
            <text:p>Road Surface Monitoring Using Smartphone Sensors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7ef6c11df2860226aafd73ff2b885e2673fcc48</text:p>
          </table:table-cell>
          <table:table-cell office:value-type="string" calcext:value-type="string">
            <text:p>Robust formation of Skyrmions and topological Hall effect anomaly in epitaxial thin films of MnSi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6872384b9aa9cb7cf5ae06d99d444fff4dcbb0a</text:p>
          </table:table-cell>
          <table:table-cell office:value-type="string" calcext:value-type="string">
            <text:p>Screening for medication errors using an outlier detection system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e2ff7e13bc1a3a7151ad5f5afff461aca95ee5a</text:p>
          </table:table-cell>
          <table:table-cell office:value-type="string" calcext:value-type="string">
            <text:p>Searching for Buried Fault under Chengdu Plain Using Gravity Anomaly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6f34b32743e902bd930a2bd84336b82a93f85a8</text:p>
          </table:table-cell>
          <table:table-cell office:value-type="string" calcext:value-type="string">
            <text:p>Severe Insect Pest Impacts on New Zealand Pasture: The Plight of an Ecological Outlier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a44eec83e7870efde6b3bc2823c2e0df9feeca</text:p>
          </table:table-cell>
          <table:table-cell office:value-type="string" calcext:value-type="string">
            <text:p>Signatures of the Chiral Anomaly in Phonon Dynamics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93997cef7ec23b813703dd53f1f6fd0e4ef213c</text:p>
          </table:table-cell>
          <table:table-cell office:value-type="string" calcext:value-type="string">
            <text:p>Sinus pericranii: an overview and literature review of a rare cranial venous anomaly (A review of the existing literature with case examples)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bb42d0c581b0d7baa31147f145424d9840204b2</text:p>
          </table:table-cell>
          <table:table-cell office:value-type="string" calcext:value-type="string">
            <text:p>Smart Anomaly Detection in Sensor Systems: A Multi-Perspective Review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2ac538b8fd32e6c850936b09c9949c3e6e5c144</text:p>
          </table:table-cell>
          <table:table-cell office:value-type="string" calcext:value-type="string">
            <text:p>Software-Defined-Networking-Enabled Traffic Anomaly Detection and Mitigation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07997684d716469831e2327212fc37265026126</text:p>
          </table:table-cell>
          <table:table-cell office:value-type="string" calcext:value-type="string">
            <text:p>SOM ensemble for unsupervised outlier analysis. Application to outlier identification in the Gaia astronomical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f3cdaa82bf804746347229ef59813e4b904ec28</text:p>
          </table:table-cell>
          <table:table-cell office:value-type="string" calcext:value-type="string">
            <text:p>Spatial Outlier Detection Approaches and Method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c27ee7ef055b02e015d71f3d5e712937ab51cc</text:p>
          </table:table-cell>
          <table:table-cell office:value-type="string" calcext:value-type="string">
            <text:p>Spatiotemporal data mining: a survey on challenges and open problem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8d5db86053bfe4afe6bd04385b10a6a0b824ef</text:p>
          </table:table-cell>
          <table:table-cell office:value-type="string" calcext:value-type="string">
            <text:p>Statistical Methods for Outlier Detection in Space Telemetrie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040dfb8cd66dc6812351a08ad23a3dc5076be57</text:p>
          </table:table-cell>
          <table:table-cell office:value-type="string" calcext:value-type="string">
            <text:p>STATISTICAL OUTLIER DETECTION METHOD FOR AIRBORNE LIDAR DATA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284c866bfa05bbc984a639de2ecbc01ba16f6b7</text:p>
          </table:table-cell>
          <table:table-cell office:value-type="string" calcext:value-type="string">
            <text:p>Sterile neutrinos or flux uncertainties? — Status of the reactor anti-neutrino anomal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bbfef879eb399dbef0874f2955df5f2dd1395e</text:p>
          </table:table-cell>
          <table:table-cell office:value-type="string" calcext:value-type="string">
            <text:p>Support for the thermal origin of the pioneer anomaly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8e81867da601ae6877dd9ce2c1e1aa085852ecb</text:p>
          </table:table-cell>
          <table:table-cell office:value-type="string" calcext:value-type="string">
            <text:p>Survey of intrusion detection systems: techniques, datasets and challeng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ded966a1be3ec40b29b72d2f82ac98e5b751de1</text:p>
          </table:table-cell>
          <table:table-cell office:value-type="string" calcext:value-type="string">
            <text:p>Survey of outlier detection technologie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79a976ac8305a10d4dd37d7dafb8637ab115258</text:p>
          </table:table-cell>
          <table:table-cell office:value-type="string" calcext:value-type="string">
            <text:p>Survey of Outlier Mining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166b0e47d22c525164ac2cb00631d3730ca0d7c</text:p>
          </table:table-cell>
          <table:table-cell office:value-type="string" calcext:value-type="string">
            <text:p>Survey of Partition Based Clustering Algorithm Used for Outlier Detec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ecc1703dfa8cf20767321746a10524ab733493b</text:p>
          </table:table-cell>
          <table:table-cell office:value-type="string" calcext:value-type="string">
            <text:p>Survey on Anomaly Detection using Data Mining Technique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41096ac304a97c48d11936b81ca204f54b563d</text:p>
          </table:table-cell>
          <table:table-cell office:value-type="string" calcext:value-type="string">
            <text:p>Survey on HMM based anomaly intrusion detection using system calls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fdfd243f2c1c8ea974ed661dc06b35849b9ead9</text:p>
          </table:table-cell>
          <table:table-cell office:value-type="string" calcext:value-type="string">
            <text:p>Survey on Incremental Approaches for Network Anomaly Detec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3d162d82f4b5da6571db25602749e392780fae</text:p>
          </table:table-cell>
          <table:table-cell office:value-type="string" calcext:value-type="string">
            <text:p>Survey on Outlier Detection in Data Mining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cf9ce74e4076a14cc8b636df2130b01f7b7c6ff</text:p>
          </table:table-cell>
          <table:table-cell office:value-type="string" calcext:value-type="string">
            <text:p>Survey on Outlier Detection in Data Stream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3474e02d54a4c2ef83deedc96a4d289dec0cceb</text:p>
          </table:table-cell>
          <table:table-cell office:value-type="string" calcext:value-type="string">
            <text:p>SURVEY ON OUTLIER DETECTION TECHNIQUES USING CATEGORICAL DATA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aa4e7332765b798521ec2580529353927a9a1f</text:p>
          </table:table-cell>
          <table:table-cell office:value-type="string" calcext:value-type="string">
            <text:p>Survey on Outlier Pattern Detection Techniques for Time-Series Data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374ad5ac41318b5ea8cf67728480f7522d3c021</text:p>
          </table:table-cell>
          <table:table-cell office:value-type="string" calcext:value-type="string">
            <text:p>Swarm intelligence in anomaly detection systems: an over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9e7dc953c390fccf3b50e3ea21002627828884a</text:p>
          </table:table-cell>
          <table:table-cell office:value-type="string" calcext:value-type="string">
            <text:p>Systematic review of the effect of processing of whole-grain oat cereals on glycaemic response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d4863a3c3badc3c4adccba47c282ed21a9fce0</text:p>
          </table:table-cell>
          <table:table-cell office:value-type="string" calcext:value-type="string">
            <text:p>Systematic Review of the Literature: Parental Outcomes After Diagnosis of Fetal Anomal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bf0fdf066bc9dff6a96b92738843e266ee57873</text:p>
          </table:table-cell>
          <table:table-cell office:value-type="string" calcext:value-type="string">
            <text:p>Taxonomy of Anomaly Based Intrusion Detection System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28cba1d81667db435a56fc603b0c28e2fd9981b</text:p>
          </table:table-cell>
          <table:table-cell office:value-type="string" calcext:value-type="string">
            <text:p>TECHNOLOGY Fraud Detection Using Outlier Analysis 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0a0c3193770c3b4a43783efbdaeb263f513dea</text:p>
          </table:table-cell>
          <table:table-cell office:value-type="string" calcext:value-type="string">
            <text:p>Tensor-based anomaly detection: An interdisciplinary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e45b1506090f37f96d07a717e134606603a476e</text:p>
          </table:table-cell>
          <table:table-cell office:value-type="string" calcext:value-type="string">
            <text:p>The association of intensivists with failure-to-rescue rates in outlier hospitals: results of a national survey of intensive care unit organizational characteristics.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059b34072b9276de08686b4e605e721d9e99bfa</text:p>
          </table:table-cell>
          <table:table-cell office:value-type="string" calcext:value-type="string">
            <text:p>The BACON-EEM Algorithm for Multivariate Outlier Detection in Incomplete Survey Data.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029fda4043a94f468e6551f72693a1bac08395</text:p>
          </table:table-cell>
          <table:table-cell office:value-type="string" calcext:value-type="string">
            <text:p>The committee outlier debate: A review and a reexamination of some of the evidence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96b7fa691b7d3b992de8b9f5e1c8ef7301db5ed</text:p>
          </table:table-cell>
          <table:table-cell office:value-type="string" calcext:value-type="string">
            <text:p>The Detail Survey of Anomaly/Outlier Detection Methods in Data Mining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afed127b343048cc1b8201bb9f1b289c63b8da7</text:p>
          </table:table-cell>
          <table:table-cell office:value-type="string" calcext:value-type="string">
            <text:p>The Effect of a Global Positioning System (GPS) Receiver Measurement Error on Gravity Anomaly Survey Accuracy.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5512097159e39fba32361c6158a240dfbeaa503</text:p>
          </table:table-cell>
          <table:table-cell office:value-type="string" calcext:value-type="string">
            <text:p>The effect of telehealth interventions on quality of life of cancer survivors: A systematic review and meta-analysi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89da271e2d143af620a5106490fea0fd287848</text:p>
          </table:table-cell>
          <table:table-cell office:value-type="string" calcext:value-type="string">
            <text:p>The Effects of Structured Exercise or Lifestyle Behavior Interventions on Long-Term Physical Activity Level and Health Outcomes in Individuals With Type 2 Diabetes: A Systematic Review, Meta-Analysis, and Meta-Regression.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b4699fe367fd1e047148c19af86748becbcd090</text:p>
          </table:table-cell>
          <table:table-cell office:value-type="string" calcext:value-type="string">
            <text:p>The Forward Discount Anomaly and the Risk Premium: A Survey of Recent Evidence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1c2876860c1d0beb77859fe1cfd63ee6b20172f</text:p>
          </table:table-cell>
          <table:table-cell office:value-type="string" calcext:value-type="string">
            <text:p>The High Time Resolution Universe survey – XIV. Discovery of 23 pulsars through GPU-accelerated reprocessing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2776b7b6ec2a6b3c5fde91d4f362405ef178746</text:p>
          </table:table-cell>
          <table:table-cell office:value-type="string" calcext:value-type="string">
            <text:p>The Idiosyncratic Momentum Anomaly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3b6ae946068ffc3dd0ae303a2f15b37043fafd2</text:p>
          </table:table-cell>
          <table:table-cell office:value-type="string" calcext:value-type="string">
            <text:p>The k-means Algorithm: A Comprehensive Survey and Performance Evaluati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22f834bfed10c20b9bd2f43d44ad8a87b1291b</text:p>
          </table:table-cell>
          <table:table-cell office:value-type="string" calcext:value-type="string">
            <text:p>The LHC Olympics 2020 a community challenge for anomaly detection in high energy physics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05127522ad27794299ff218b210255baf5bccaa</text:p>
          </table:table-cell>
          <table:table-cell office:value-type="string" calcext:value-type="string">
            <text:p>The LOFAR Two-metre Sky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50dc1304ea07936fb1d056a89d718b7b140059</text:p>
          </table:table-cell>
          <table:table-cell office:value-type="string" calcext:value-type="string">
            <text:p>The Outlier Survey: A Regional View of Settlement in the San Juan Basin. Robert P. Powers , William B. Gillespie , Stephen H. Lekso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5b5e705b51755a669232bf3ae95dc6efdcfd09e</text:p>
          </table:table-cell>
          <table:table-cell office:value-type="string" calcext:value-type="string">
            <text:p>The Outlier Survey: A Regional View of the Settlement in the San Juan Basin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2afa6da42b6e64cc9fca9bd5d37860ed8808dba</text:p>
          </table:table-cell>
          <table:table-cell office:value-type="string" calcext:value-type="string">
            <text:p>The Presentation Format of Review Score Information Influences Consumer Preferences through the Attribution of Outlier Review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d20dafd0c9e8089108a4670b8d83aa42b367536</text:p>
          </table:table-cell>
          <table:table-cell office:value-type="string" calcext:value-type="string">
            <text:p>The Recent Atlantic Cold Anomaly: Causes, Consequences, and Related Phenomena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3dc9fe30d78621be29ba9fd4bcf6b887eeae957</text:p>
          </table:table-cell>
          <table:table-cell office:value-type="string" calcext:value-type="string">
            <text:p>The review of outlier mining based on granular computing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4a7ef6e91e274f6024cbfafc41c95cb9204f075</text:p>
          </table:table-cell>
          <table:table-cell office:value-type="string" calcext:value-type="string">
            <text:p>The STRong lensing Insights into the Dark Energy Survey (STRIDES) 2016 follow-up campaign – I. Overview and classification of candidates selected by two technique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6636d830e6556116e74c20c782425d25133e92e</text:p>
          </table:table-cell>
          <table:table-cell office:value-type="string" calcext:value-type="string">
            <text:p>The weirdest SDSS galaxies: results from an outlier detection algorithm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fbd0c15549b28cb59a0f07d6810b8403441ab7f</text:p>
          </table:table-cell>
          <table:table-cell office:value-type="string" calcext:value-type="string">
            <text:p>Theories on formation of an anomalous anticyclone in western North Pacific during El Niño: A review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9908e7b3145d9626201a08c4b91f65cc2d1e37d</text:p>
          </table:table-cell>
          <table:table-cell office:value-type="string" calcext:value-type="string">
            <text:p>There and back again: Outlier detection between statistical reasoning and data mining algorithms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6a48230aaf23cd89fcaa7f4cfcfc3cf6eb01670</text:p>
          </table:table-cell>
          <table:table-cell office:value-type="string" calcext:value-type="string">
            <text:p>Thoracic involvement in generalised lymphatic anomaly (or lymphangiomatosis)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d2d78d2015e6057b99691ae097a7362ec4e3bb6</text:p>
          </table:table-cell>
          <table:table-cell office:value-type="string" calcext:value-type="string">
            <text:p>Time Series Data Augmentation for Deep Learning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bc8b8098a8e4d1187dd28fbd4ee975db51bb50</text:p>
          </table:table-cell>
          <table:table-cell office:value-type="string" calcext:value-type="string">
            <text:p>TRACKING OF DOUBTFUL REAL ESTATE TRANSACTIONS BY OUTLIER DETECTION METHODS: A COMPARATIVE STUDY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c8ba92956eaac2cb27adb8641e506c2f3a7a59a</text:p>
          </table:table-cell>
          <table:table-cell office:value-type="string" calcext:value-type="string">
            <text:p>Traffic anomaly diagnosis in Internet backbone network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f7cb155ed4da92b54091b70ac36762f88d07504</text:p>
          </table:table-cell>
          <table:table-cell office:value-type="string" calcext:value-type="string">
            <text:p>Trajectory Outlier Detection for Traffic Events: A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a609736cb7d92a668dbafde515b7ef9be19bf08</text:p>
          </table:table-cell>
          <table:table-cell office:value-type="string" calcext:value-type="string">
            <text:p>Trajectory-Based Surveillance Analysi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95cbf6344ed2ecff9e6da841516c415317dbda5</text:p>
          </table:table-cell>
          <table:table-cell office:value-type="string" calcext:value-type="string">
            <text:p>U.S. National Magnetic Anomaly Survey Specifications Workshop Report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3a3d21567440c1a3adfbe0b4fc67c10b58e4749</text:p>
          </table:table-cell>
          <table:table-cell office:value-type="string" calcext:value-type="string">
            <text:p>Understanding and recognizing the Pelger-Huët anomaly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14d89a1d13c4ae7a73ad274e3ea320289d6369</text:p>
          </table:table-cell>
          <table:table-cell office:value-type="string" calcext:value-type="string">
            <text:p>Unsupervised Distance-Based Outlier Detection Using Nearest Neighbours Algorithm on Distributed Approach: Survey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e9f40f1c1e77b0b39b6e4a158208614fb4995c0</text:p>
          </table:table-cell>
          <table:table-cell office:value-type="string" calcext:value-type="string">
            <text:p>Urban Anomaly Analytics: Description, Detection, and Prediction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b6e9c4deb3d5458dac9da295f6d4274f0c3d0a1</text:p>
          </table:table-cell>
          <table:table-cell office:value-type="string" calcext:value-type="string">
            <text:p>Using Outlier Analysis to Detect Partisan Gerrymanders: A Survey of Current Approaches and Future Directions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e52415121a39ebd71925fc8567c5e7f64588f42</text:p>
          </table:table-cell>
          <table:table-cell office:value-type="string" calcext:value-type="string">
            <text:p>Using Person Fit Statistics to Detect Outliers in Survey Research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4f0c8dc53aed4023782f56919220b918d2d9b99</text:p>
          </table:table-cell>
          <table:table-cell office:value-type="string" calcext:value-type="string">
            <text:p>Utilization of Predictive Modeling to Determine Episode of Care Costs and to Accurately Identify Catastrophic Cost Non-warranty Outlier Patients in Adult Spinal Deformity Surgery: A Step Toward Bundled Payments and Risk Sharing.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f122c84af8c85e15c3dffaca4069dd455b56a1e</text:p>
          </table:table-cell>
          <table:table-cell office:value-type="string" calcext:value-type="string">
            <text:p>Visual Anomaly Detection for Images: A Survey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d6b8245769c54d8aa08bf8a610da79b8cc43b33</text:p>
          </table:table-cell>
          <table:table-cell office:value-type="string" calcext:value-type="string">
            <text:p>Weight Reduction Method for Outlier in Survey Sampling</text:p>
          </table:table-cell>
          <table:table-cell office:value-type="string" calcext:value-type="string">
            <text:p>outlier+surv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ad9950e5921fa2e2b7137b7daf4e72abf3c1a4b</text:p>
          </table:table-cell>
          <table:table-cell office:value-type="string" calcext:value-type="string">
            <text:p>What is the “safe zone” for transition of coronal alignment from systematic to a more personalised one in total knee arthroplasty? A systematic review</text:p>
          </table:table-cell>
          <table:table-cell office:value-type="string" calcext:value-type="string">
            <text:p>outlier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c774aa80a98220ef43df24db0e0bdde7ebb1cbc</text:p>
          </table:table-cell>
          <table:table-cell office:value-type="string" calcext:value-type="string">
            <text:p>XENON1T Excess from Anomaly-Free Axionlike Dark Matter and Its Implications for Stellar Cooling Anomaly.</text:p>
          </table:table-cell>
          <table:table-cell office:value-type="string" calcext:value-type="string">
            <text:p>anomaly+revie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6da040de770b8956b4ab7f4b2ccf40465dde033</text:p>
          </table:table-cell>
          <table:table-cell office:value-type="string" calcext:value-type="string">
            <text:p>Методы выявления аномалий: обзор (Methods for Anomaly Detection: a Survey)</text:p>
          </table:table-cell>
          <table:table-cell office:value-type="string" calcext:value-type="string">
            <text:p>anomaly+survey</text:p>
          </table:table-cell>
          <table:table-cell table:number-columns-repeated="1012"/>
        </table:table-row>
        <table:table-row table:style-name="ro1" table:number-rows-repeated="1048174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ss_papers.A1:ss_papers.D401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2T12:12:02.782171031</dc:date>
    <meta:editing-duration>PT9H49M28S</meta:editing-duration>
    <meta:editing-cycles>60</meta:editing-cycles>
    <meta:document-statistic meta:table-count="1" meta:cell-count="1211" meta:object-count="0"/>
  </office:meta>
</office:document-meta>
</file>